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fb15" officeooo:paragraph-rsid="000ffb15"/>
    </style:style>
    <style:style style:name="P2" style:family="paragraph" style:parent-style-name="Standard">
      <style:text-properties officeooo:rsid="0012524f" officeooo:paragraph-rsid="00147804"/>
    </style:style>
    <style:style style:name="P3" style:family="paragraph" style:parent-style-name="Standard">
      <style:text-properties officeooo:rsid="0012524f" officeooo:paragraph-rsid="0015ced3"/>
    </style:style>
    <style:style style:name="P4" style:family="paragraph" style:parent-style-name="Standard">
      <style:text-properties officeooo:rsid="0012524f" officeooo:paragraph-rsid="0017c09e"/>
    </style:style>
    <style:style style:name="P5" style:family="paragraph" style:parent-style-name="Standard">
      <style:text-properties officeooo:rsid="0012524f" officeooo:paragraph-rsid="001c91ee"/>
    </style:style>
    <style:style style:name="P6" style:family="paragraph" style:parent-style-name="Standard">
      <style:text-properties officeooo:rsid="0012524f" officeooo:paragraph-rsid="001e9c08"/>
    </style:style>
    <style:style style:name="P7" style:family="paragraph" style:parent-style-name="Standard">
      <style:text-properties officeooo:rsid="0012524f" officeooo:paragraph-rsid="0045089a"/>
    </style:style>
    <style:style style:name="P8" style:family="paragraph" style:parent-style-name="Standard">
      <style:text-properties officeooo:rsid="000ffb15" officeooo:paragraph-rsid="006287e9" fo:background-color="#b4c7dc"/>
    </style:style>
    <style:style style:name="P9" style:family="paragraph" style:parent-style-name="Standard">
      <style:text-properties officeooo:rsid="00719238" officeooo:paragraph-rsid="007a0cf6" fo:background-color="transparent"/>
    </style:style>
    <style:style style:name="P10" style:family="paragraph" style:parent-style-name="Standard">
      <style:text-properties officeooo:rsid="00719238" officeooo:paragraph-rsid="007f1c41" fo:background-color="transparent"/>
    </style:style>
    <style:style style:name="P11" style:family="paragraph" style:parent-style-name="Standard">
      <style:text-properties fo:font-weight="bold" officeooo:rsid="007e0188" officeooo:paragraph-rsid="00febe33" fo:background-color="transparent" style:font-weight-asian="bold" style:font-weight-complex="bold"/>
    </style:style>
    <style:style style:name="P12" style:family="paragraph" style:parent-style-name="Standard">
      <style:text-properties fo:font-weight="bold" officeooo:rsid="00cea526" officeooo:paragraph-rsid="00cea526" fo:background-color="transparent" style:font-weight-asian="bold" style:font-weight-complex="bold"/>
    </style:style>
    <style:style style:name="P13" style:family="paragraph" style:parent-style-name="Standard">
      <style:text-properties fo:font-weight="bold" officeooo:rsid="00cea526" officeooo:paragraph-rsid="00d50521" fo:background-color="transparent" style:font-weight-asian="bold" style:font-weight-complex="bold"/>
    </style:style>
    <style:style style:name="P14" style:family="paragraph" style:parent-style-name="Standard">
      <style:text-properties fo:font-weight="bold" officeooo:rsid="00f767a1" officeooo:paragraph-rsid="00f767a1" fo:background-color="transparent" style:font-weight-asian="bold" style:font-weight-complex="bold"/>
    </style:style>
    <style:style style:name="P15" style:family="paragraph" style:parent-style-name="Standard">
      <style:text-properties fo:font-weight="bold" officeooo:rsid="0128062f" officeooo:paragraph-rsid="0128062f" fo:background-color="transparent" style:font-weight-asian="bold" style:font-weight-complex="bold"/>
    </style:style>
    <style:style style:name="P16" style:family="paragraph" style:parent-style-name="Standard">
      <style:text-properties fo:font-weight="bold" officeooo:rsid="012b2127" officeooo:paragraph-rsid="012b2127" fo:background-color="#ffff00" style:font-weight-asian="bold" style:font-weight-complex="bold"/>
    </style:style>
    <style:style style:name="P17" style:family="paragraph" style:parent-style-name="Standard">
      <style:text-properties officeooo:rsid="0012524f" officeooo:paragraph-rsid="002ab00e" fo:background-color="#b4c7dc"/>
    </style:style>
    <style:style style:name="P18" style:family="paragraph" style:parent-style-name="Standard">
      <style:text-properties officeooo:rsid="0012524f" officeooo:paragraph-rsid="002c8304" fo:background-color="#b4c7dc"/>
    </style:style>
    <style:style style:name="P19" style:family="paragraph" style:parent-style-name="Standard">
      <style:text-properties officeooo:rsid="0059a2af" officeooo:paragraph-rsid="00574b4f" fo:background-color="#b4c7dc"/>
    </style:style>
    <style:style style:name="P20" style:family="paragraph" style:parent-style-name="Standard">
      <style:text-properties officeooo:rsid="000ffb15" officeooo:paragraph-rsid="006287e9" fo:background-color="#b4c7dc"/>
    </style:style>
    <style:style style:name="P21" style:family="paragraph" style:parent-style-name="Standard">
      <style:text-properties officeooo:rsid="000ffb15" officeooo:paragraph-rsid="000ffb15"/>
    </style:style>
    <style:style style:name="P22" style:family="paragraph" style:parent-style-name="Standard">
      <style:paragraph-properties fo:break-before="page"/>
      <style:text-properties officeooo:rsid="000ffb15" officeooo:paragraph-rsid="000ffb15"/>
    </style:style>
    <style:style style:name="P23" style:family="paragraph" style:parent-style-name="Standard">
      <style:text-properties officeooo:rsid="000ffb15" officeooo:paragraph-rsid="00cc5a8b"/>
    </style:style>
    <style:style style:name="P24" style:family="paragraph" style:parent-style-name="Standard">
      <style:text-properties officeooo:rsid="000ffb15" officeooo:paragraph-rsid="00ccd052"/>
    </style:style>
    <style:style style:name="P25" style:family="paragraph" style:parent-style-name="Standard">
      <style:text-properties officeooo:rsid="0012524f" officeooo:paragraph-rsid="00147804"/>
    </style:style>
    <style:style style:name="P26" style:family="paragraph" style:parent-style-name="Standard">
      <style:paragraph-properties fo:break-before="page"/>
      <style:text-properties officeooo:rsid="0012524f" officeooo:paragraph-rsid="00147804"/>
    </style:style>
    <style:style style:name="P27" style:family="paragraph" style:parent-style-name="Standard">
      <style:paragraph-properties fo:break-before="page"/>
      <style:text-properties officeooo:rsid="0012524f" officeooo:paragraph-rsid="002c8304"/>
    </style:style>
    <style:style style:name="P28" style:family="paragraph" style:parent-style-name="Standard">
      <style:paragraph-properties fo:break-before="page"/>
      <style:text-properties officeooo:rsid="0012524f" officeooo:paragraph-rsid="008e8a59"/>
    </style:style>
    <style:style style:name="P29" style:family="paragraph" style:parent-style-name="Standard">
      <style:text-properties officeooo:rsid="0012524f" officeooo:paragraph-rsid="0017c09e"/>
    </style:style>
    <style:style style:name="P30" style:family="paragraph" style:parent-style-name="Standard">
      <style:paragraph-properties fo:break-before="page"/>
      <style:text-properties officeooo:rsid="0012524f" officeooo:paragraph-rsid="0017c09e"/>
    </style:style>
    <style:style style:name="P31" style:family="paragraph" style:parent-style-name="Standard">
      <style:text-properties officeooo:rsid="0012524f" officeooo:paragraph-rsid="0015ced3"/>
    </style:style>
    <style:style style:name="P32" style:family="paragraph" style:parent-style-name="Standard">
      <style:paragraph-properties fo:break-before="page"/>
      <style:text-properties officeooo:rsid="00719238" officeooo:paragraph-rsid="008e8a59" fo:background-color="transparent"/>
    </style:style>
    <style:style style:name="P33" style:family="paragraph" style:parent-style-name="Standard">
      <style:text-properties officeooo:rsid="00719238" officeooo:paragraph-rsid="007a0cf6" fo:background-color="transparent"/>
    </style:style>
    <style:style style:name="P34" style:family="paragraph" style:parent-style-name="Standard">
      <style:text-properties officeooo:rsid="00719238" officeooo:paragraph-rsid="00f2d9ec" fo:background-color="transparent"/>
    </style:style>
    <style:style style:name="P35" style:family="paragraph" style:parent-style-name="Standard">
      <style:text-properties officeooo:rsid="00719238" officeooo:paragraph-rsid="00f3ab80" fo:background-color="transparent"/>
    </style:style>
    <style:style style:name="P36" style:family="paragraph" style:parent-style-name="Standard">
      <style:text-properties officeooo:rsid="00719238" officeooo:paragraph-rsid="007e0188" fo:background-color="transparent"/>
    </style:style>
    <style:style style:name="P37" style:family="paragraph" style:parent-style-name="Standard">
      <style:text-properties officeooo:rsid="00719238" officeooo:paragraph-rsid="00febe33" fo:background-color="transparent"/>
    </style:style>
    <style:style style:name="P38" style:family="paragraph" style:parent-style-name="Standard">
      <style:text-properties officeooo:rsid="00719238" officeooo:paragraph-rsid="007f1c41" fo:background-color="transparent"/>
    </style:style>
    <style:style style:name="P39" style:family="paragraph" style:parent-style-name="Standard">
      <style:text-properties officeooo:rsid="0012524f" officeooo:paragraph-rsid="001d83fd" fo:background-color="transparent"/>
    </style:style>
    <style:style style:name="P40" style:family="paragraph" style:parent-style-name="Standard">
      <style:text-properties officeooo:rsid="0012524f" officeooo:paragraph-rsid="001e9c08" fo:background-color="transparent"/>
    </style:style>
    <style:style style:name="P41" style:family="paragraph" style:parent-style-name="Standard">
      <style:text-properties officeooo:rsid="0012524f" officeooo:paragraph-rsid="00229dfd" fo:background-color="transparent"/>
    </style:style>
    <style:style style:name="P42" style:family="paragraph" style:parent-style-name="Standard">
      <style:text-properties officeooo:rsid="0012524f" officeooo:paragraph-rsid="002411ec" fo:background-color="transparent"/>
    </style:style>
    <style:style style:name="P43" style:family="paragraph" style:parent-style-name="Standard">
      <style:text-properties officeooo:rsid="0012524f" officeooo:paragraph-rsid="002ab00e" fo:background-color="transparent"/>
    </style:style>
    <style:style style:name="P44" style:family="paragraph" style:parent-style-name="Standard">
      <style:text-properties officeooo:rsid="0012524f" officeooo:paragraph-rsid="009d36f2" fo:background-color="transparent"/>
    </style:style>
    <style:style style:name="P45" style:family="paragraph" style:parent-style-name="Standard">
      <style:text-properties officeooo:rsid="0012524f" officeooo:paragraph-rsid="002e2877" fo:background-color="transparent"/>
    </style:style>
    <style:style style:name="P46" style:family="paragraph" style:parent-style-name="Standard">
      <style:text-properties officeooo:rsid="0012524f" officeooo:paragraph-rsid="002f83a4" fo:background-color="transparent"/>
    </style:style>
    <style:style style:name="P47" style:family="paragraph" style:parent-style-name="Standard">
      <style:text-properties officeooo:rsid="0012524f" officeooo:paragraph-rsid="00ab869a" fo:background-color="transparent"/>
    </style:style>
    <style:style style:name="P48" style:family="paragraph" style:parent-style-name="Standard">
      <style:text-properties officeooo:rsid="0012524f" officeooo:paragraph-rsid="0017c09e" fo:background-color="transparent"/>
    </style:style>
    <style:style style:name="P49" style:family="paragraph" style:parent-style-name="Standard">
      <style:text-properties officeooo:rsid="0012524f" officeooo:paragraph-rsid="012c95b2" fo:background-color="transparent"/>
    </style:style>
    <style:style style:name="P50" style:family="paragraph" style:parent-style-name="Standard">
      <style:text-properties officeooo:rsid="0012524f" officeooo:paragraph-rsid="00953222" fo:background-color="transparent"/>
    </style:style>
    <style:style style:name="P51" style:family="paragraph" style:parent-style-name="Standard">
      <style:text-properties officeooo:rsid="009b17e4" officeooo:paragraph-rsid="009b17e4" fo:background-color="transparent"/>
    </style:style>
    <style:style style:name="P52" style:family="paragraph" style:parent-style-name="Standard">
      <style:text-properties officeooo:rsid="009b396f" officeooo:paragraph-rsid="009b396f" fo:background-color="transparent"/>
    </style:style>
    <style:style style:name="P53" style:family="paragraph" style:parent-style-name="Standard">
      <style:text-properties officeooo:rsid="005bfcb3" officeooo:paragraph-rsid="005bfcb3" fo:background-color="transparent"/>
    </style:style>
    <style:style style:name="P54" style:family="paragraph" style:parent-style-name="Standard">
      <style:text-properties officeooo:rsid="0059a2af" officeooo:paragraph-rsid="0059a2af" fo:background-color="transparent"/>
    </style:style>
    <style:style style:name="P55" style:family="paragraph" style:parent-style-name="Standard">
      <style:text-properties officeooo:rsid="00a13143" officeooo:paragraph-rsid="00a1a207" fo:background-color="transparent"/>
    </style:style>
    <style:style style:name="P56" style:family="paragraph" style:parent-style-name="Standard">
      <style:text-properties officeooo:rsid="003a8abc" officeooo:paragraph-rsid="003a8abc" fo:background-color="transparent"/>
    </style:style>
    <style:style style:name="P57" style:family="paragraph" style:parent-style-name="Standard">
      <style:text-properties officeooo:rsid="000ffb15" officeooo:paragraph-rsid="000ffb15" fo:background-color="transparent"/>
    </style:style>
    <style:style style:name="P58" style:family="paragraph" style:parent-style-name="Standard">
      <style:text-properties officeooo:rsid="000ffb15" officeooo:paragraph-rsid="005a2967" fo:background-color="transparent"/>
    </style:style>
    <style:style style:name="P59" style:family="paragraph" style:parent-style-name="Standard">
      <style:text-properties officeooo:rsid="000ffb15" officeooo:paragraph-rsid="0045089a" fo:background-color="transparent"/>
    </style:style>
    <style:style style:name="P60" style:family="paragraph" style:parent-style-name="Standard">
      <style:text-properties officeooo:rsid="000ffb15" officeooo:paragraph-rsid="0063f9a8" fo:background-color="transparent"/>
    </style:style>
    <style:style style:name="P61" style:family="paragraph" style:parent-style-name="Standard">
      <style:text-properties officeooo:rsid="000ffb15" officeooo:paragraph-rsid="00c1ce94" fo:background-color="transparent"/>
    </style:style>
    <style:style style:name="P62" style:family="paragraph" style:parent-style-name="Standard">
      <style:text-properties officeooo:rsid="000ffb15" officeooo:paragraph-rsid="00c99db6" fo:background-color="transparent"/>
    </style:style>
    <style:style style:name="P63" style:family="paragraph" style:parent-style-name="Standard">
      <style:text-properties officeooo:rsid="000ffb15" officeooo:paragraph-rsid="00ccd052" fo:background-color="transparent"/>
    </style:style>
    <style:style style:name="P64" style:family="paragraph" style:parent-style-name="Standard">
      <style:text-properties officeooo:rsid="000ffb15" officeooo:paragraph-rsid="006287e9" fo:background-color="transparent"/>
    </style:style>
    <style:style style:name="P65" style:family="paragraph" style:parent-style-name="Standard">
      <style:text-properties officeooo:rsid="000ffb15" officeooo:paragraph-rsid="00d9e78d" fo:background-color="transparent"/>
    </style:style>
    <style:style style:name="P66" style:family="paragraph" style:parent-style-name="Standard">
      <style:text-properties officeooo:rsid="000ffb15" officeooo:paragraph-rsid="00fb8872" fo:background-color="transparent"/>
    </style:style>
    <style:style style:name="P67" style:family="paragraph" style:parent-style-name="Standard">
      <style:text-properties officeooo:rsid="000ffb15" officeooo:paragraph-rsid="006a4eba" fo:background-color="transparent"/>
    </style:style>
    <style:style style:name="P68" style:family="paragraph" style:parent-style-name="Standard">
      <style:text-properties officeooo:rsid="00c1ce94" officeooo:paragraph-rsid="00c1ce94" fo:background-color="transparent"/>
    </style:style>
    <style:style style:name="P69" style:family="paragraph" style:parent-style-name="Standard">
      <style:text-properties officeooo:rsid="00604654" officeooo:paragraph-rsid="00c39c16" fo:background-color="transparent"/>
    </style:style>
    <style:style style:name="P70" style:family="paragraph" style:parent-style-name="Standard">
      <style:text-properties officeooo:rsid="00604654" officeooo:paragraph-rsid="00c8165b" fo:background-color="transparent"/>
    </style:style>
    <style:style style:name="P71" style:family="paragraph" style:parent-style-name="Standard">
      <style:text-properties officeooo:rsid="00cb63bb" officeooo:paragraph-rsid="00cb63bb" fo:background-color="transparent"/>
    </style:style>
    <style:style style:name="P72" style:family="paragraph" style:parent-style-name="Standard">
      <style:text-properties officeooo:rsid="006798c9" officeooo:paragraph-rsid="00c99db6" fo:background-color="transparent"/>
    </style:style>
    <style:style style:name="P73" style:family="paragraph" style:parent-style-name="Standard">
      <style:text-properties officeooo:rsid="00d50521" officeooo:paragraph-rsid="00d50521" fo:background-color="transparent"/>
    </style:style>
    <style:style style:name="P74" style:family="paragraph" style:parent-style-name="Standard">
      <style:text-properties officeooo:rsid="00dbb5de" officeooo:paragraph-rsid="00dbb5de" fo:background-color="transparent"/>
    </style:style>
    <style:style style:name="P75" style:family="paragraph" style:parent-style-name="Standard">
      <style:text-properties officeooo:rsid="00e570ca" officeooo:paragraph-rsid="00e570ca" fo:background-color="transparent"/>
    </style:style>
    <style:style style:name="P76" style:family="paragraph" style:parent-style-name="Standard">
      <style:text-properties officeooo:rsid="007d8a0d" officeooo:paragraph-rsid="007d8a0d" fo:background-color="transparent"/>
    </style:style>
    <style:style style:name="P77" style:family="paragraph" style:parent-style-name="Standard">
      <style:text-properties officeooo:rsid="007f1c41" officeooo:paragraph-rsid="00febe33" fo:background-color="transparent"/>
    </style:style>
    <style:style style:name="P78" style:family="paragraph" style:parent-style-name="Standard">
      <style:text-properties officeooo:rsid="0080a2e2" officeooo:paragraph-rsid="0080a2e2" fo:background-color="transparent"/>
    </style:style>
    <style:style style:name="P79" style:family="paragraph" style:parent-style-name="Standard">
      <style:text-properties officeooo:rsid="00827e21" officeooo:paragraph-rsid="00827e21" fo:background-color="transparent"/>
    </style:style>
    <style:style style:name="P80" style:family="paragraph" style:parent-style-name="Standard">
      <style:text-properties officeooo:rsid="0114a56a" officeooo:paragraph-rsid="0114a56a" fo:background-color="transparent"/>
    </style:style>
    <style:style style:name="P81" style:family="paragraph" style:parent-style-name="Standard">
      <style:text-properties officeooo:rsid="00612ca7" officeooo:paragraph-rsid="00c8165b" fo:background-color="transparent"/>
    </style:style>
    <style:style style:name="P82" style:family="paragraph" style:parent-style-name="Standard">
      <style:text-properties officeooo:rsid="00612ca7" officeooo:paragraph-rsid="00bef025" fo:background-color="transparent"/>
    </style:style>
    <style:style style:name="P83" style:family="paragraph" style:parent-style-name="Standard">
      <style:text-properties officeooo:rsid="008e8a59" officeooo:paragraph-rsid="009143cd"/>
    </style:style>
    <style:style style:name="P84" style:family="paragraph" style:parent-style-name="Standard">
      <style:text-properties fo:font-size="22pt" fo:font-weight="bold" officeooo:rsid="000ffb15" officeooo:paragraph-rsid="008e8a59" style:font-size-asian="22pt" style:font-weight-asian="bold" style:font-size-complex="22pt" style:font-weight-complex="bold"/>
    </style:style>
    <style:style style:name="P85" style:family="paragraph" style:parent-style-name="Standard">
      <style:text-properties officeooo:rsid="0012524f" officeooo:paragraph-rsid="001e9c08" fo:background-color="#729fcf"/>
    </style:style>
    <style:style style:name="P86" style:family="paragraph" style:parent-style-name="Standard">
      <style:text-properties officeooo:rsid="0012524f" officeooo:paragraph-rsid="0017c09e" fo:background-color="#729fcf"/>
    </style:style>
    <style:style style:name="P87" style:family="paragraph" style:parent-style-name="Standard">
      <style:text-properties officeooo:rsid="0012524f" officeooo:paragraph-rsid="00febe33" fo:background-color="#729fcf"/>
    </style:style>
    <style:style style:name="P88" style:family="paragraph" style:parent-style-name="Standard">
      <style:text-properties officeooo:rsid="000ffb15" officeooo:paragraph-rsid="0063f9a8" fo:background-color="#729fcf"/>
    </style:style>
    <style:style style:name="P89" style:family="paragraph" style:parent-style-name="Standard">
      <style:text-properties officeooo:rsid="000ffb15" officeooo:paragraph-rsid="000ffb15" fo:background-color="#729fcf"/>
    </style:style>
    <style:style style:name="P90" style:family="paragraph" style:parent-style-name="Standard">
      <style:text-properties officeooo:rsid="000ffb15" officeooo:paragraph-rsid="005a2967" fo:background-color="#729fcf"/>
    </style:style>
    <style:style style:name="P91" style:family="paragraph" style:parent-style-name="Standard">
      <style:text-properties officeooo:rsid="000ffb15" officeooo:paragraph-rsid="003c6415" fo:background-color="#729fcf"/>
    </style:style>
    <style:style style:name="P92" style:family="paragraph" style:parent-style-name="Standard">
      <style:text-properties officeooo:rsid="000ffb15" officeooo:paragraph-rsid="0045089a" fo:background-color="#729fcf"/>
    </style:style>
    <style:style style:name="P93" style:family="paragraph" style:parent-style-name="Standard">
      <style:text-properties officeooo:rsid="000ffb15" officeooo:paragraph-rsid="00c39c16" fo:background-color="#729fcf"/>
    </style:style>
    <style:style style:name="P94" style:family="paragraph" style:parent-style-name="Standard">
      <style:text-properties officeooo:rsid="00612ca7" officeooo:paragraph-rsid="00612ca7" fo:background-color="#729fcf"/>
    </style:style>
    <style:style style:name="P95" style:family="paragraph" style:parent-style-name="Standard">
      <style:text-properties officeooo:rsid="00612ca7" officeooo:paragraph-rsid="00bef025" fo:background-color="#729fcf"/>
    </style:style>
    <style:style style:name="P96" style:family="paragraph" style:parent-style-name="Standard">
      <style:text-properties officeooo:rsid="00612ca7" officeooo:paragraph-rsid="00c39c16" fo:background-color="#729fcf"/>
    </style:style>
    <style:style style:name="P97" style:family="paragraph" style:parent-style-name="Standard">
      <style:text-properties officeooo:rsid="00719238" officeooo:paragraph-rsid="007a0cf6" fo:background-color="#729fcf"/>
    </style:style>
    <style:style style:name="P98" style:family="paragraph" style:parent-style-name="Standard">
      <style:text-properties officeooo:rsid="00719238" officeooo:paragraph-rsid="00719238" fo:background-color="#729fcf"/>
    </style:style>
    <style:style style:name="P99" style:family="paragraph" style:parent-style-name="Standard">
      <style:text-properties officeooo:rsid="00827e21" officeooo:paragraph-rsid="00827e21" fo:background-color="#729fcf"/>
    </style:style>
    <style:style style:name="P100" style:family="paragraph" style:parent-style-name="Standard">
      <style:text-properties officeooo:rsid="00859c1f" officeooo:paragraph-rsid="00859c1f" fo:background-color="#729fcf"/>
    </style:style>
    <style:style style:name="P101" style:family="paragraph" style:parent-style-name="Standard">
      <style:text-properties officeooo:rsid="00859c1f" officeooo:paragraph-rsid="011658d2" fo:background-color="#729fcf"/>
    </style:style>
    <style:style style:name="P102" style:family="paragraph" style:parent-style-name="Standard">
      <style:text-properties officeooo:rsid="0117805f" officeooo:paragraph-rsid="0117805f" fo:background-color="#729fcf"/>
    </style:style>
    <style:style style:name="P103" style:family="paragraph" style:parent-style-name="Standard">
      <style:text-properties officeooo:rsid="008e8a59" officeooo:paragraph-rsid="009143cd" fo:background-color="#ffff00"/>
    </style:style>
    <style:style style:name="P104" style:family="paragraph" style:parent-style-name="Standard">
      <style:text-properties officeooo:rsid="0012524f" officeooo:paragraph-rsid="00a1a207" fo:background-color="#ffff00"/>
    </style:style>
    <style:style style:name="P105" style:family="paragraph" style:parent-style-name="Standard">
      <style:text-properties officeooo:rsid="0012524f" officeooo:paragraph-rsid="002ab00e" fo:background-color="#ffff00"/>
    </style:style>
    <style:style style:name="P106" style:family="paragraph" style:parent-style-name="Standard">
      <style:text-properties officeooo:rsid="000ffb15" officeooo:paragraph-rsid="00d808ee" fo:background-color="#ffff00"/>
    </style:style>
    <style:style style:name="P107" style:family="paragraph" style:parent-style-name="Standard">
      <style:text-properties officeooo:rsid="004b4d38" officeooo:paragraph-rsid="004b4d38" fo:background-color="#ffff00"/>
    </style:style>
    <style:style style:name="P108" style:family="paragraph" style:parent-style-name="Standard">
      <style:text-properties officeooo:rsid="005a2967" officeooo:paragraph-rsid="005a2967" fo:background-color="#ffff00"/>
    </style:style>
    <style:style style:name="P109" style:family="paragraph" style:parent-style-name="Standard">
      <style:text-properties officeooo:rsid="005a2967" officeooo:paragraph-rsid="00b99d83" fo:background-color="#ffff00"/>
    </style:style>
    <style:style style:name="P110" style:family="paragraph" style:parent-style-name="Standard">
      <style:text-properties officeooo:rsid="00ba0056" officeooo:paragraph-rsid="00ba0056" fo:background-color="#ffff00"/>
    </style:style>
    <style:style style:name="P111" style:family="paragraph" style:parent-style-name="Standard">
      <style:text-properties officeooo:rsid="00719238" officeooo:paragraph-rsid="00f3ab80" fo:background-color="#ffff00"/>
    </style:style>
    <style:style style:name="P112" style:family="paragraph" style:parent-style-name="Standard">
      <style:text-properties officeooo:rsid="00719238" officeooo:paragraph-rsid="00719238" fo:background-color="#ffff00"/>
    </style:style>
    <style:style style:name="P113" style:family="paragraph" style:parent-style-name="Standard">
      <style:text-properties officeooo:rsid="010c7a70" officeooo:paragraph-rsid="010c7a70" fo:background-color="#ffff00"/>
    </style:style>
    <style:style style:name="P114" style:family="paragraph" style:parent-style-name="Standard">
      <style:text-properties officeooo:rsid="0079c4a7" officeooo:paragraph-rsid="0079c4a7" fo:background-color="#ffff00"/>
    </style:style>
    <style:style style:name="P115" style:family="paragraph" style:parent-style-name="Standard">
      <style:text-properties officeooo:rsid="008487c8" officeooo:paragraph-rsid="008487c8" fo:background-color="#ffff00"/>
    </style:style>
    <style:style style:name="P116" style:family="paragraph" style:parent-style-name="Standard">
      <style:text-properties officeooo:rsid="00859c1f" officeooo:paragraph-rsid="00859c1f" fo:background-color="#ffff00"/>
    </style:style>
    <style:style style:name="P117" style:family="paragraph" style:parent-style-name="Standard">
      <style:text-properties officeooo:rsid="0123f92c" officeooo:paragraph-rsid="0123f92c" fo:background-color="#ffff00"/>
    </style:style>
    <style:style style:name="P118" style:family="paragraph" style:parent-style-name="Standard">
      <style:text-properties officeooo:rsid="00574b4f" officeooo:paragraph-rsid="00574b4f" fo:background-color="#ffff00"/>
    </style:style>
    <style:style style:name="P119" style:family="paragraph" style:parent-style-name="Standard">
      <style:text-properties fo:color="#000000" loext:opacity="100%" fo:font-weight="bold" officeooo:rsid="0012524f" officeooo:paragraph-rsid="002e2877" fo:background-color="transparent" style:font-weight-asian="bold" style:font-weight-complex="bold"/>
    </style:style>
    <style:style style:name="P120" style:family="paragraph" style:parent-style-name="Standard">
      <style:text-properties officeooo:rsid="00ab869a" officeooo:paragraph-rsid="00af15d2"/>
    </style:style>
    <style:style style:name="P121" style:family="paragraph" style:parent-style-name="Standard">
      <style:text-properties officeooo:rsid="005a2967" officeooo:paragraph-rsid="005a2967"/>
    </style:style>
    <style:style style:name="P122" style:family="paragraph" style:parent-style-name="Standard">
      <style:text-properties fo:font-style="italic" officeooo:rsid="00719238" officeooo:paragraph-rsid="007f1c41" fo:background-color="transparent" style:font-style-asian="italic" style:font-style-complex="italic"/>
    </style:style>
    <style:style style:name="P123" style:family="paragraph" style:parent-style-name="Standard">
      <style:text-properties officeooo:rsid="0129e566" officeooo:paragraph-rsid="0129e566"/>
    </style:style>
    <style:style style:name="P124" style:family="paragraph" style:parent-style-name="Standard">
      <style:text-properties officeooo:rsid="01306709" officeooo:paragraph-rsid="01306709"/>
    </style:style>
    <style:style style:name="P125" style:family="paragraph" style:parent-style-name="Standard">
      <style:text-properties officeooo:rsid="01311023" officeooo:paragraph-rsid="01311023"/>
    </style:style>
    <style:style style:name="T1" style:family="text">
      <style:text-properties officeooo:rsid="000ffb15"/>
    </style:style>
    <style:style style:name="T2" style:family="text">
      <style:text-properties fo:font-weight="bold" style:font-weight-asian="bold" style:font-weight-complex="bold"/>
    </style:style>
    <style:style style:name="T3" style:family="text">
      <style:text-properties fo:font-weight="bold" officeooo:rsid="002c8304" style:font-weight-asian="bold" style:font-weight-complex="bold"/>
    </style:style>
    <style:style style:name="T4" style:family="text">
      <style:text-properties fo:font-weight="bold" officeooo:rsid="00505008" style:font-weight-asian="bold" style:font-weight-complex="bold"/>
    </style:style>
    <style:style style:name="T5" style:family="text">
      <style:text-properties fo:font-weight="bold" officeooo:rsid="00a1a207" style:font-weight-asian="bold" style:font-weight-complex="bold"/>
    </style:style>
    <style:style style:name="T6" style:family="text">
      <style:text-properties fo:font-weight="bold" officeooo:rsid="00ccd052"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04a750" style:font-weight-asian="bold" style:font-weight-complex="bold"/>
    </style:style>
    <style:style style:name="T9" style:family="text">
      <style:text-properties fo:font-weight="bold" officeooo:rsid="012abe4d" style:font-weight-asian="bold" style:font-weight-complex="bold"/>
    </style:style>
    <style:style style:name="T10" style:family="text">
      <style:text-properties fo:font-weight="bold" officeooo:rsid="00aff2e4" fo:background-color="#ffff00" loext:char-shading-value="0"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font-weight="bold" officeooo:rsid="00b2a885" fo:background-color="#ffff00" loext:char-shading-value="0"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2c8304" fo:background-color="transparent" loext:char-shading-value="0" style:font-weight-asian="bold" style:font-weight-complex="bold"/>
    </style:style>
    <style:style style:name="T15" style:family="text">
      <style:text-properties fo:font-weight="bold" officeooo:rsid="0044623e" fo:background-color="transparent" loext:char-shading-value="0" style:font-weight-asian="bold" style:font-weight-complex="bold"/>
    </style:style>
    <style:style style:name="T16" style:family="text">
      <style:text-properties fo:font-weight="bold" officeooo:rsid="00b731e3" fo:background-color="transparent" loext:char-shading-value="0" style:font-weight-asian="bold" style:font-weight-complex="bold"/>
    </style:style>
    <style:style style:name="T17" style:family="text">
      <style:text-properties fo:font-weight="bold" officeooo:rsid="010885f4" fo:background-color="transparent" loext:char-shading-value="0" style:font-weight-asian="bold" style:font-weight-complex="bold"/>
    </style:style>
    <style:style style:name="T18" style:family="text">
      <style:text-properties officeooo:rsid="00147804"/>
    </style:style>
    <style:style style:name="T19" style:family="text">
      <style:text-properties officeooo:rsid="0015ced3"/>
    </style:style>
    <style:style style:name="T20" style:family="text">
      <style:text-properties officeooo:rsid="0018a077"/>
    </style:style>
    <style:style style:name="T21" style:family="text">
      <style:text-properties officeooo:rsid="001c91ee"/>
    </style:style>
    <style:style style:name="T22" style:family="text">
      <style:text-properties officeooo:rsid="001d806a"/>
    </style:style>
    <style:style style:name="T23" style:family="text">
      <style:text-properties officeooo:rsid="001d83fd"/>
    </style:style>
    <style:style style:name="T24" style:family="text">
      <style:text-properties officeooo:rsid="001e9c08"/>
    </style:style>
    <style:style style:name="T25" style:family="text">
      <style:text-properties officeooo:rsid="001fb3ea"/>
    </style:style>
    <style:style style:name="T26" style:family="text">
      <style:text-properties officeooo:rsid="0021349d"/>
    </style:style>
    <style:style style:name="T27" style:family="text">
      <style:text-properties officeooo:rsid="00229dfd"/>
    </style:style>
    <style:style style:name="T28" style:family="text">
      <style:text-properties officeooo:rsid="002c8304"/>
    </style:style>
    <style:style style:name="T29" style:family="text">
      <style:text-properties fo:font-weight="normal" officeooo:rsid="002c8304" fo:background-color="transparent" loext:char-shading-value="0" style:font-weight-asian="normal" style:font-weight-complex="normal"/>
    </style:style>
    <style:style style:name="T30" style:family="text">
      <style:text-properties officeooo:rsid="002e2877"/>
    </style:style>
    <style:style style:name="T31" style:family="text">
      <style:text-properties officeooo:rsid="002f83a4"/>
    </style:style>
    <style:style style:name="T32" style:family="text">
      <style:text-properties fo:color="#c9211e" loext:opacity="100%" officeooo:rsid="001d83fd"/>
    </style:style>
    <style:style style:name="T33" style:family="text">
      <style:text-properties officeooo:rsid="003477ef"/>
    </style:style>
    <style:style style:name="T34" style:family="text">
      <style:text-properties officeooo:rsid="0034ec0d"/>
    </style:style>
    <style:style style:name="T35" style:family="text">
      <style:text-properties officeooo:rsid="0036c12f"/>
    </style:style>
    <style:style style:name="T36" style:family="text">
      <style:text-properties officeooo:rsid="0036f3c6"/>
    </style:style>
    <style:style style:name="T37" style:family="text">
      <style:text-properties officeooo:rsid="0038923d"/>
    </style:style>
    <style:style style:name="T38" style:family="text">
      <style:text-properties officeooo:rsid="003a8abc"/>
    </style:style>
    <style:style style:name="T39" style:family="text">
      <style:text-properties fo:font-size="16pt" fo:font-weight="bold" style:font-size-asian="16pt" style:font-weight-asian="bold" style:font-size-complex="16pt" style:font-weight-complex="bold"/>
    </style:style>
    <style:style style:name="T40" style:family="text">
      <style:text-properties fo:font-size="16pt" fo:font-weight="bold" officeooo:rsid="0010d5d6" style:font-size-asian="16pt" style:font-weight-asian="bold" style:font-size-complex="16pt" style:font-weight-complex="bold"/>
    </style:style>
    <style:style style:name="T41" style:family="text">
      <style:text-properties fo:font-size="16pt" fo:font-weight="bold" officeooo:rsid="0015ced3" style:font-size-asian="16pt" style:font-weight-asian="bold" style:font-size-complex="16pt" style:font-weight-complex="bold"/>
    </style:style>
    <style:style style:name="T42" style:family="text">
      <style:text-properties fo:font-size="16pt" fo:font-weight="bold" officeooo:rsid="001c91ee" style:font-size-asian="16pt" style:font-weight-asian="bold" style:font-size-complex="16pt" style:font-weight-complex="bold"/>
    </style:style>
    <style:style style:name="T43" style:family="text">
      <style:text-properties fo:font-size="16pt" fo:font-weight="bold" officeooo:rsid="001e9c08" style:font-size-asian="16pt" style:font-weight-asian="bold" style:font-size-complex="16pt" style:font-weight-complex="bold"/>
    </style:style>
    <style:style style:name="T44" style:family="text">
      <style:text-properties fo:font-size="16pt" fo:font-weight="bold" officeooo:rsid="002ab00e" style:font-size-asian="16pt" style:font-weight-asian="bold" style:font-size-complex="16pt" style:font-weight-complex="bold"/>
    </style:style>
    <style:style style:name="T45" style:family="text">
      <style:text-properties fo:font-size="16pt" fo:font-weight="bold" officeooo:rsid="002c8304" style:font-size-asian="16pt" style:font-weight-asian="bold" style:font-size-complex="16pt" style:font-weight-complex="bold"/>
    </style:style>
    <style:style style:name="T46" style:family="text">
      <style:text-properties fo:font-size="16pt" fo:font-weight="bold" officeooo:rsid="0032d7d3" style:font-size-asian="16pt" style:font-weight-asian="bold" style:font-size-complex="16pt" style:font-weight-complex="bold"/>
    </style:style>
    <style:style style:name="T47" style:family="text">
      <style:text-properties fo:font-size="16pt" fo:font-weight="bold" officeooo:rsid="00406d8d" style:font-size-asian="16pt" style:font-weight-asian="bold" style:font-size-complex="16pt" style:font-weight-complex="bold"/>
    </style:style>
    <style:style style:name="T48" style:family="text">
      <style:text-properties fo:font-size="16pt" fo:font-weight="bold" officeooo:rsid="004283d8" style:font-size-asian="16pt" style:font-weight-asian="bold" style:font-size-complex="16pt" style:font-weight-complex="bold"/>
    </style:style>
    <style:style style:name="T49" style:family="text">
      <style:text-properties fo:font-size="16pt" fo:font-weight="bold" officeooo:rsid="0052ce86" style:font-size-asian="16pt" style:font-weight-asian="bold" style:font-size-complex="16pt" style:font-weight-complex="bold"/>
    </style:style>
    <style:style style:name="T50" style:family="text">
      <style:text-properties fo:font-size="16pt" style:font-size-asian="16pt" style:font-size-complex="16pt"/>
    </style:style>
    <style:style style:name="T51" style:family="text">
      <style:text-properties fo:font-size="16pt" officeooo:rsid="0052ce86" style:font-size-asian="16pt" style:font-size-complex="16pt"/>
    </style:style>
    <style:style style:name="T52" style:family="text">
      <style:text-properties fo:font-size="14pt" fo:font-weight="bold" style:font-size-asian="14pt" style:font-weight-asian="bold" style:font-size-complex="14pt" style:font-weight-complex="bold"/>
    </style:style>
    <style:style style:name="T53" style:family="text">
      <style:text-properties fo:font-size="14pt" fo:font-weight="bold" officeooo:rsid="002f83a4" style:font-size-asian="14pt" style:font-weight-asian="bold" style:font-size-complex="14pt" style:font-weight-complex="bold"/>
    </style:style>
    <style:style style:name="T54" style:family="text">
      <style:text-properties officeooo:rsid="0042a9e6"/>
    </style:style>
    <style:style style:name="T55" style:family="text">
      <style:text-properties officeooo:rsid="0043ff69"/>
    </style:style>
    <style:style style:name="T56" style:family="text">
      <style:text-properties officeooo:rsid="0044623e"/>
    </style:style>
    <style:style style:name="T57" style:family="text">
      <style:text-properties officeooo:rsid="004b4d38"/>
    </style:style>
    <style:style style:name="T58" style:family="text">
      <style:text-properties officeooo:rsid="00513944"/>
    </style:style>
    <style:style style:name="T59" style:family="text">
      <style:text-properties officeooo:rsid="0052ce86"/>
    </style:style>
    <style:style style:name="T60" style:family="text">
      <style:text-properties officeooo:rsid="0053aa2a"/>
    </style:style>
    <style:style style:name="T61" style:family="text">
      <style:text-properties officeooo:rsid="00557c99"/>
    </style:style>
    <style:style style:name="T62" style:family="text">
      <style:text-properties officeooo:rsid="00574b4f"/>
    </style:style>
    <style:style style:name="T63" style:family="text">
      <style:text-properties officeooo:rsid="0058858d"/>
    </style:style>
    <style:style style:name="T64" style:family="text">
      <style:text-properties officeooo:rsid="005d5e62"/>
    </style:style>
    <style:style style:name="T65" style:family="text">
      <style:text-properties officeooo:rsid="00612ca7"/>
    </style:style>
    <style:style style:name="T66" style:family="text">
      <style:text-properties officeooo:rsid="006798c9"/>
    </style:style>
    <style:style style:name="T67" style:family="text">
      <style:text-properties fo:background-color="#b4c7dc" loext:char-shading-value="0"/>
    </style:style>
    <style:style style:name="T68" style:family="text">
      <style:text-properties officeooo:rsid="006a4eba"/>
    </style:style>
    <style:style style:name="T69" style:family="text">
      <style:text-properties officeooo:rsid="006f92f7"/>
    </style:style>
    <style:style style:name="T70" style:family="text">
      <style:text-properties officeooo:rsid="006fbbc9"/>
    </style:style>
    <style:style style:name="T71" style:family="text">
      <style:text-properties fo:font-size="18pt" fo:font-weight="bold" style:font-size-asian="18pt" style:font-weight-asian="bold" style:font-size-complex="18pt" style:font-weight-complex="bold"/>
    </style:style>
    <style:style style:name="T72" style:family="text">
      <style:text-properties fo:font-size="18pt" fo:font-weight="bold" officeooo:rsid="007a0cf6" style:font-size-asian="18pt" style:font-weight-asian="bold" style:font-size-complex="18pt" style:font-weight-complex="bold"/>
    </style:style>
    <style:style style:name="T73" style:family="text">
      <style:text-properties officeooo:rsid="00858383"/>
    </style:style>
    <style:style style:name="T74" style:family="text">
      <style:text-properties officeooo:rsid="008d1da8"/>
    </style:style>
    <style:style style:name="T75" style:family="text">
      <style:text-properties officeooo:rsid="008e8a59"/>
    </style:style>
    <style:style style:name="T76" style:family="text">
      <style:text-properties officeooo:rsid="008e8a59" fo:background-color="#ffff00" loext:char-shading-value="0"/>
    </style:style>
    <style:style style:name="T77" style:family="text">
      <style:text-properties officeooo:rsid="00557c99" fo:background-color="#ffff00" loext:char-shading-value="0"/>
    </style:style>
    <style:style style:name="T78" style:family="text">
      <style:text-properties fo:background-color="#ffff00" loext:char-shading-value="0"/>
    </style:style>
    <style:style style:name="T79" style:family="text">
      <style:text-properties officeooo:rsid="00af15d2" fo:background-color="#ffff00" loext:char-shading-value="0"/>
    </style:style>
    <style:style style:name="T80" style:family="text">
      <style:text-properties officeooo:rsid="0059ae88" fo:background-color="#ffff00" loext:char-shading-value="0"/>
    </style:style>
    <style:style style:name="T81" style:family="text">
      <style:text-properties officeooo:rsid="00b2a885" fo:background-color="#ffff00" loext:char-shading-value="0"/>
    </style:style>
    <style:style style:name="T82" style:family="text">
      <style:text-properties officeooo:rsid="00aff2e4" fo:background-color="#ffff00" loext:char-shading-value="0"/>
    </style:style>
    <style:style style:name="T83" style:family="text">
      <style:text-properties officeooo:rsid="00d4e5ba" fo:background-color="#ffff00" loext:char-shading-value="0"/>
    </style:style>
    <style:style style:name="T84" style:family="text">
      <style:text-properties officeooo:rsid="00d8f76e" fo:background-color="#ffff00" loext:char-shading-value="0"/>
    </style:style>
    <style:style style:name="T85" style:family="text">
      <style:text-properties officeooo:rsid="00f2d9ec" fo:background-color="#ffff00" loext:char-shading-value="0"/>
    </style:style>
    <style:style style:name="T86" style:family="text">
      <style:text-properties officeooo:rsid="00f3ab80" fo:background-color="#ffff00" loext:char-shading-value="0"/>
    </style:style>
    <style:style style:name="T87" style:family="text">
      <style:text-properties officeooo:rsid="00871c7d" fo:background-color="#ffff00" loext:char-shading-value="0"/>
    </style:style>
    <style:style style:name="T88" style:family="text">
      <style:text-properties officeooo:rsid="011658d2" fo:background-color="#ffff00" loext:char-shading-value="0"/>
    </style:style>
    <style:style style:name="T89" style:family="text">
      <style:text-properties officeooo:rsid="011be3ff" fo:background-color="#ffff00" loext:char-shading-value="0"/>
    </style:style>
    <style:style style:name="T90" style:family="text"/>
    <style:style style:name="T91" style:family="text">
      <style:text-properties fo:font-size="12pt" officeooo:rsid="00604654" style:font-size-asian="12pt" style:font-size-complex="12pt"/>
    </style:style>
    <style:style style:name="T92" style:family="text">
      <style:text-properties fo:font-size="12pt" fo:font-weight="normal" officeooo:rsid="008e8a59" style:font-size-asian="12pt" style:font-weight-asian="normal" style:font-size-complex="12pt" style:font-weight-complex="normal"/>
    </style:style>
    <style:style style:name="T93" style:family="text">
      <style:text-properties fo:font-size="12pt" fo:font-weight="normal" officeooo:rsid="008ec731" style:font-size-asian="12pt" style:font-weight-asian="normal" style:font-size-complex="12pt" style:font-weight-complex="normal"/>
    </style:style>
    <style:style style:name="T94" style:family="text">
      <style:text-properties fo:font-size="12pt" officeooo:rsid="00604654" fo:background-color="#729fcf" loext:char-shading-value="0" style:font-size-asian="12pt" style:font-size-complex="12pt"/>
    </style:style>
    <style:style style:name="T95" style:family="text">
      <style:text-properties fo:font-size="12pt" fo:font-weight="bold" officeooo:rsid="00604654" fo:background-color="transparent" loext:char-shading-value="0" style:font-size-asian="12pt" style:font-weight-asian="bold" style:font-size-complex="12pt" style:font-weight-complex="bold"/>
    </style:style>
    <style:style style:name="T96" style:family="text">
      <style:text-properties fo:font-size="12pt" fo:font-weight="bold" officeooo:rsid="011dbb35" fo:background-color="transparent" loext:char-shading-value="0" style:font-size-asian="12pt" style:font-weight-asian="bold" style:font-size-complex="12pt" style:font-weight-complex="bold"/>
    </style:style>
    <style:style style:name="T97" style:family="text">
      <style:text-properties fo:font-size="12pt" officeooo:rsid="00604654" fo:background-color="transparent" loext:char-shading-value="0" style:font-size-asian="12pt" style:font-size-complex="12pt"/>
    </style:style>
    <style:style style:name="T98" style:family="text">
      <style:text-properties fo:font-size="12pt" officeooo:rsid="011cbf6a" fo:background-color="transparent" loext:char-shading-value="0" style:font-size-asian="12pt" style:font-size-complex="12pt"/>
    </style:style>
    <style:style style:name="T99" style:family="text">
      <style:text-properties fo:font-size="12pt" officeooo:rsid="006798c9" fo:background-color="transparent" loext:char-shading-value="0" style:font-size-asian="12pt" style:font-size-complex="12pt"/>
    </style:style>
    <style:style style:name="T100" style:family="text">
      <style:text-properties officeooo:rsid="0012524f"/>
    </style:style>
    <style:style style:name="T101" style:family="text">
      <style:text-properties officeooo:rsid="00951227"/>
    </style:style>
    <style:style style:name="T102" style:family="text">
      <style:text-properties officeooo:rsid="00953222"/>
    </style:style>
    <style:style style:name="T103" style:family="text">
      <style:text-properties officeooo:rsid="0095a160"/>
    </style:style>
    <style:style style:name="T104" style:family="text">
      <style:text-properties fo:background-color="#729fcf" loext:char-shading-value="0"/>
    </style:style>
    <style:style style:name="T105" style:family="text">
      <style:text-properties officeooo:rsid="009b17e4"/>
    </style:style>
    <style:style style:name="T106" style:family="text">
      <style:text-properties officeooo:rsid="009d36f2"/>
    </style:style>
    <style:style style:name="T107" style:family="text">
      <style:text-properties officeooo:rsid="009e214c"/>
    </style:style>
    <style:style style:name="T108" style:family="text">
      <style:text-properties officeooo:rsid="00a002f2"/>
    </style:style>
    <style:style style:name="T109" style:family="text">
      <style:text-properties officeooo:rsid="00a13143"/>
    </style:style>
    <style:style style:name="T110" style:family="text">
      <style:text-properties officeooo:rsid="00a1a207"/>
    </style:style>
    <style:style style:name="T111" style:family="text">
      <style:text-properties fo:background-color="transparent" loext:char-shading-value="0"/>
    </style:style>
    <style:style style:name="T112" style:family="text">
      <style:text-properties officeooo:rsid="003126d4" fo:background-color="transparent" loext:char-shading-value="0"/>
    </style:style>
    <style:style style:name="T113" style:family="text">
      <style:text-properties fo:background-color="transparent" loext:char-shading-value="0"/>
    </style:style>
    <style:style style:name="T114" style:family="text">
      <style:text-properties officeooo:rsid="0044623e" fo:background-color="transparent" loext:char-shading-value="0"/>
    </style:style>
    <style:style style:name="T115" style:family="text">
      <style:text-properties officeooo:rsid="00b731e3" fo:background-color="transparent" loext:char-shading-value="0"/>
    </style:style>
    <style:style style:name="T116" style:family="text">
      <style:text-properties officeooo:rsid="0052ce86" fo:background-color="transparent" loext:char-shading-value="0"/>
    </style:style>
    <style:style style:name="T117" style:family="text">
      <style:text-properties officeooo:rsid="005edb8e" fo:background-color="transparent" loext:char-shading-value="0"/>
    </style:style>
    <style:style style:name="T118" style:family="text">
      <style:text-properties officeooo:rsid="00c65bac" fo:background-color="transparent" loext:char-shading-value="0"/>
    </style:style>
    <style:style style:name="T119" style:family="text">
      <style:text-properties officeooo:rsid="00ca9397" fo:background-color="transparent" loext:char-shading-value="0"/>
    </style:style>
    <style:style style:name="T120" style:family="text">
      <style:text-properties officeooo:rsid="00ccd052" fo:background-color="transparent" loext:char-shading-value="0"/>
    </style:style>
    <style:style style:name="T121" style:family="text">
      <style:text-properties officeooo:rsid="0083a1f7" fo:background-color="transparent" loext:char-shading-value="0"/>
    </style:style>
    <style:style style:name="T122" style:family="text">
      <style:text-properties officeooo:rsid="007f1c41" fo:background-color="transparent" loext:char-shading-value="0"/>
    </style:style>
    <style:style style:name="T123" style:family="text">
      <style:text-properties officeooo:rsid="01078486" fo:background-color="transparent" loext:char-shading-value="0"/>
    </style:style>
    <style:style style:name="T124" style:family="text">
      <style:text-properties officeooo:rsid="010885f4" fo:background-color="transparent" loext:char-shading-value="0"/>
    </style:style>
    <style:style style:name="T125" style:family="text">
      <style:text-properties officeooo:rsid="001d806a" fo:background-color="transparent" loext:char-shading-value="0"/>
    </style:style>
    <style:style style:name="T126" style:family="text">
      <style:text-properties officeooo:rsid="013246e2" fo:background-color="transparent" loext:char-shading-value="0"/>
    </style:style>
    <style:style style:name="T127" style:family="text">
      <style:text-properties fo:color="#ff0000" loext:opacity="100%"/>
    </style:style>
    <style:style style:name="T128" style:family="text">
      <style:text-properties officeooo:rsid="00a7a90b"/>
    </style:style>
    <style:style style:name="T129" style:family="text">
      <style:text-properties officeooo:rsid="00aa3474"/>
    </style:style>
    <style:style style:name="T130" style:family="text">
      <style:text-properties officeooo:rsid="00ab869a"/>
    </style:style>
    <style:style style:name="T131" style:family="text">
      <style:text-properties officeooo:rsid="00b19d47"/>
    </style:style>
    <style:style style:name="T132" style:family="text">
      <style:text-properties officeooo:rsid="00b3d13d"/>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fo:font-weight="bold" officeooo:rsid="0044623e" fo:background-color="transparent" loext:char-shading-value="0" style:font-weight-asian="bold" style:font-weight-complex="bold"/>
    </style:style>
    <style:style style:name="T135" style:family="text">
      <style:text-properties style:text-underline-style="solid" style:text-underline-width="auto" style:text-underline-color="font-color" fo:background-color="#ffff00" loext:char-shading-value="0"/>
    </style:style>
    <style:style style:name="T136" style:family="text">
      <style:text-properties style:text-underline-style="solid" style:text-underline-width="auto" style:text-underline-color="font-color" officeooo:rsid="0083a1f7" fo:background-color="transparent" loext:char-shading-value="0"/>
    </style:style>
    <style:style style:name="T137" style:family="text">
      <style:text-properties officeooo:rsid="00b99d83"/>
    </style:style>
    <style:style style:name="T138" style:family="text">
      <style:text-properties officeooo:rsid="00ba61c9"/>
    </style:style>
    <style:style style:name="T139" style:family="text">
      <style:text-properties officeooo:rsid="00c68a26"/>
    </style:style>
    <style:style style:name="T140" style:family="text">
      <style:text-properties officeooo:rsid="00cc5a8b"/>
    </style:style>
    <style:style style:name="T141" style:family="text">
      <style:text-properties officeooo:rsid="00ccd052"/>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fo:background-color="transparent" loext:char-shading-value="0" style:font-style-asian="italic" style:font-style-complex="italic"/>
    </style:style>
    <style:style style:name="T145" style:family="text">
      <style:text-properties fo:font-style="italic" officeooo:rsid="00ccd052" fo:background-color="transparent" loext:char-shading-value="0" style:font-style-asian="italic" style:font-style-complex="italic"/>
    </style:style>
    <style:style style:name="T146" style:family="text">
      <style:text-properties officeooo:rsid="00ce78f5"/>
    </style:style>
    <style:style style:name="T147" style:family="text">
      <style:text-properties officeooo:rsid="00cffba4"/>
    </style:style>
    <style:style style:name="T148" style:family="text">
      <style:text-properties officeooo:rsid="00d1f18a"/>
    </style:style>
    <style:style style:name="T149" style:family="text">
      <style:text-properties officeooo:rsid="00d62c51"/>
    </style:style>
    <style:style style:name="T150" style:family="text">
      <style:text-properties officeooo:rsid="00daa607"/>
    </style:style>
    <style:style style:name="T151" style:family="text">
      <style:text-properties officeooo:rsid="00de2db7"/>
    </style:style>
    <style:style style:name="T152" style:family="text">
      <style:text-properties officeooo:rsid="00df933a"/>
    </style:style>
    <style:style style:name="T153" style:family="text">
      <style:text-properties fo:font-style="normal" officeooo:rsid="00f10acc" style:font-style-asian="normal" style:font-style-complex="normal"/>
    </style:style>
    <style:style style:name="T154" style:family="text">
      <style:text-properties fo:font-style="normal" officeooo:rsid="00fb8872" style:font-style-asian="normal" style:font-style-complex="normal"/>
    </style:style>
    <style:style style:name="T155" style:family="text">
      <style:text-properties fo:font-style="normal" officeooo:rsid="00719238" style:font-style-asian="normal" style:font-style-complex="normal"/>
    </style:style>
    <style:style style:name="T156" style:family="text">
      <style:text-properties fo:font-style="normal" officeooo:rsid="00e161c1" fo:background-color="#ffff00" loext:char-shading-value="0" style:font-style-asian="normal" style:font-style-complex="normal"/>
    </style:style>
    <style:style style:name="T157" style:family="text">
      <style:text-properties fo:font-style="normal" officeooo:rsid="00e2db85" fo:background-color="#ffff00" loext:char-shading-value="0" style:font-style-asian="normal" style:font-style-complex="normal"/>
    </style:style>
    <style:style style:name="T158" style:family="text">
      <style:text-properties fo:font-style="normal" officeooo:rsid="00e4ee73" fo:background-color="#ffff00" loext:char-shading-value="0" style:font-style-asian="normal" style:font-style-complex="normal"/>
    </style:style>
    <style:style style:name="T159" style:family="text">
      <style:text-properties fo:font-style="normal" officeooo:rsid="00e3e6f7" fo:background-color="#ffff00" loext:char-shading-value="0" style:font-style-asian="normal" style:font-style-complex="normal"/>
    </style:style>
    <style:style style:name="T160" style:family="text">
      <style:text-properties fo:font-style="normal" officeooo:rsid="00e903aa" fo:background-color="#ffff00" loext:char-shading-value="0" style:font-style-asian="normal" style:font-style-complex="normal"/>
    </style:style>
    <style:style style:name="T161" style:family="text">
      <style:text-properties fo:font-style="normal" officeooo:rsid="00e9f7ee" fo:background-color="#ffff00" loext:char-shading-value="0" style:font-style-asian="normal" style:font-style-complex="normal"/>
    </style:style>
    <style:style style:name="T162" style:family="text">
      <style:text-properties fo:font-style="normal" officeooo:rsid="00eb328c" fo:background-color="#ffff00" loext:char-shading-value="0" style:font-style-asian="normal" style:font-style-complex="normal"/>
    </style:style>
    <style:style style:name="T163" style:family="text">
      <style:text-properties fo:font-style="normal" officeooo:rsid="00ec5ecb" fo:background-color="#ffff00" loext:char-shading-value="0" style:font-style-asian="normal" style:font-style-complex="normal"/>
    </style:style>
    <style:style style:name="T164" style:family="text">
      <style:text-properties fo:font-style="normal" officeooo:rsid="00ee41c0" fo:background-color="#ffff00" loext:char-shading-value="0" style:font-style-asian="normal" style:font-style-complex="normal"/>
    </style:style>
    <style:style style:name="T165" style:family="text">
      <style:text-properties fo:font-style="normal" officeooo:rsid="00ef2568" fo:background-color="#ffff00" loext:char-shading-value="0" style:font-style-asian="normal" style:font-style-complex="normal"/>
    </style:style>
    <style:style style:name="T166" style:family="text">
      <style:text-properties fo:font-style="normal" fo:font-weight="bold" officeooo:rsid="007835a5" fo:background-color="#ffff00" loext:char-shading-value="0" style:font-style-asian="normal" style:font-weight-asian="bold" style:font-style-complex="normal" style:font-weight-complex="bold"/>
    </style:style>
    <style:style style:name="T167" style:family="text">
      <style:text-properties officeooo:rsid="00e315c6"/>
    </style:style>
    <style:style style:name="T168" style:family="text">
      <style:text-properties officeooo:rsid="00e5cd1b"/>
    </style:style>
    <style:style style:name="T169" style:family="text">
      <style:text-properties officeooo:rsid="00e6b217"/>
    </style:style>
    <style:style style:name="T170" style:family="text">
      <style:text-properties officeooo:rsid="00e7cd30"/>
    </style:style>
    <style:style style:name="T171" style:family="text">
      <style:text-properties officeooo:rsid="00f3ab80"/>
    </style:style>
    <style:style style:name="T172" style:family="text">
      <style:text-properties officeooo:rsid="00f44252"/>
    </style:style>
    <style:style style:name="T173" style:family="text">
      <style:text-properties officeooo:rsid="00f4c5db"/>
    </style:style>
    <style:style style:name="T174" style:family="text">
      <style:text-properties officeooo:rsid="00f5a7f4"/>
    </style:style>
    <style:style style:name="T175" style:family="text">
      <style:text-properties officeooo:rsid="0102b4dc"/>
    </style:style>
    <style:style style:name="T176" style:family="text">
      <style:text-properties officeooo:rsid="01037cae"/>
    </style:style>
    <style:style style:name="T177" style:family="text">
      <style:text-properties officeooo:rsid="01060929"/>
    </style:style>
    <style:style style:name="T178" style:family="text">
      <style:text-properties officeooo:rsid="01073cba"/>
    </style:style>
    <style:style style:name="T179" style:family="text">
      <style:text-properties officeooo:rsid="010885f4"/>
    </style:style>
    <style:style style:name="T180" style:family="text">
      <style:text-properties officeooo:rsid="010a1156"/>
    </style:style>
    <style:style style:name="T181" style:family="text">
      <style:text-properties officeooo:rsid="010e91be"/>
    </style:style>
    <style:style style:name="T182" style:family="text">
      <style:text-properties officeooo:rsid="0113703d"/>
    </style:style>
    <style:style style:name="T183" style:family="text">
      <style:text-properties officeooo:rsid="011be3ff"/>
    </style:style>
    <style:style style:name="T184" style:family="text">
      <style:text-properties officeooo:rsid="0123f92c"/>
    </style:style>
    <style:style style:name="T185" style:family="text">
      <style:text-properties officeooo:rsid="0124d718"/>
    </style:style>
    <style:style style:name="T186" style:family="text">
      <style:text-properties officeooo:rsid="0125436c"/>
    </style:style>
    <style:style style:name="T187" style:family="text">
      <style:text-properties officeooo:rsid="01265dc0"/>
    </style:style>
    <style:style style:name="T188" style:family="text">
      <style:text-properties officeooo:rsid="01280c4f"/>
    </style:style>
    <style:style style:name="T189" style:family="text">
      <style:text-properties officeooo:rsid="012abe4d"/>
    </style:style>
    <style:style style:name="T190" style:family="text">
      <style:text-properties officeooo:rsid="012c95b2"/>
    </style:style>
    <style:style style:name="T191" style:family="text">
      <style:text-properties officeooo:rsid="012d4b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P INTEGRADOR<text:line-break/><text:line-break/><text:span text:style-name="T92">*Uso el color amarillo para </text:span><text:span text:style-name="T93">resaltar</text:span><text:span text:style-name="T92"> algo que es una duda que podríamos preguntar.</text:span></text:p>
      <text:p text:style-name="P1"/>
      <text:p text:style-name="P1">-<text:span text:style-name="T47">a </text:span><text:span text:style-name="T43">tener en cuenta</text:span><text:span text:style-name="T24">:<text:line-break/><text:line-break/>1. Solo tenemos que modelar </text:span><text:span text:style-name="T25">la gestión de una</text:span><text:span text:style-name="T24"> terminal portuaria, </text:span><text:span text:style-name="T74">llamada “terminal gestionada”</text:span><text:span text:style-name="T24"> </text:span><text:span text:style-name="T25">(per</text:span><text:span text:style-name="T74">o </text:span><text:span text:style-name="T25"><text:s/>igualmente hay que </text:span><text:span text:style-name="T74">poder modelar a las demás terminales portuarias para poder armar los</text:span><text:span text:style-name="T25"> </text:span><text:span text:style-name="T26">CircuitosMaritimos</text:span><text:span text:style-name="T25">).</text:span></text:p>
      <text:p text:style-name="P1"/>
      <text:p text:style-name="P123">2. <text:span text:style-name="T125">El precio final del transporte de la carga considera el precio de los Tramos cubiertos.</text:span></text:p>
      <text:p text:style-name="P123"><text:span text:style-name="T125"/></text:p>
      <text:p text:style-name="P125"><text:span text:style-name="T125">3. </text:span><text:span text:style-name="T113">Hay 2 requerimientos que se mencionan al final de los que no se habla mucho en el desarrollo del enunciado.</text:span></text:p>
      <text:p text:style-name="P125"><text:span text:style-name="T113"/></text:p>
      <text:p text:style-name="P125"><text:span text:style-name="T113">Estos son:</text:span></text:p>
      <text:p text:style-name="P125"><text:span text:style-name="T113"/></text:p>
      <text:p text:style-name="P125"><text:span text:style-name="T113">-Devolver cuánto tarda una naviera en llegar desde la terminal gestionada hacia otra terminal, independientemente de las fechas de los viajes programados. </text:span><text:span text:style-name="T126">(o sea, sin tener en cuenta si hay viajes disponibles o no en ese momento. Entiendo que hay que suponer que hay de todos los circuitos un viaje disponible).</text:span></text:p>
      <text:p text:style-name="P125"><text:span text:style-name="T113"/></text:p>
      <text:p text:style-name="P125"><text:span text:style-name="T113">-Devolver la próxima fecha de partida de un buque desde la terminal gestionada hasta otra terminal de destino.</text:span></text:p>
      <text:p text:style-name="P89"/>
      <text:p text:style-name="P1"/>
      <text:p text:style-name="P22">-<text:span text:style-name="T40">TerminalPortuaria</text:span></text:p>
      <text:p text:style-name="P57">.<text:span text:style-name="T33">Registran EmpresasTransportistas, Camiones y sus Choferes.</text:span></text:p>
      <text:p text:style-name="P57"/>
      <text:p text:style-name="P58">.<text:span text:style-name="T38">No se permite el ingreso de Camiones o Choferes no autorizados previamente (se debe validar que lo estén antes de que entren, supongo).</text:span></text:p>
      <text:p text:style-name="P58"/>
      <text:p text:style-name="P80">*Tienen como atributo su <text:span text:style-name="T127">coordenada geográfica</text:span>.</text:p>
      <text:p text:style-name="P90"/>
      <text:p text:style-name="P58">---</text:p>
      <text:p text:style-name="P91"/>
      <text:p text:style-name="P92"><text:span text:style-name="T111">.</text:span><text:span text:style-name="T15">Solo nos </text:span><text:span text:style-name="T16">concentramos en</text:span><text:span text:style-name="T15"> las operaciones realizadas en la </text:span><text:span text:style-name="T134">terminal gestionada</text:span><text:span text:style-name="T114">, </text:span><text:span text:style-name="T115">que es la que nos interesa.</text:span><text:span text:style-name="T56"><text:line-break/></text:span><text:span text:style-name="T13">Nuestra responsabilidad se limita a lo que sucede en nuestra terminal</text:span><text:span text:style-name="T111">. Es por esto que </text:span><text:span text:style-name="T13">no nos interesará el seguimiento completo de una carga desde su origen hasta su destino</text:span><text:span text:style-name="T111">.</text:span></text:p>
      <text:p text:style-name="P59"/>
      <text:p text:style-name="P109">Por tanto, podrían ser 2 opciones:<text:span text:style-name="T1"><text:line-break/><text:line-break/></text:span><text:span text:style-name="T2">Opción 1:</text:span> <text:span text:style-name="T137">M</text:span><text:span text:style-name="T57">odelamos la clase TerminalPortuaria </text:span><text:span text:style-name="T137">e instanciamos tanto a la gestionada como</text:span><text:span text:style-name="T57"> a las otras TerminalesPortuarias para armar los CircuitosMaritimos.</text:span></text:p>
      <text:p text:style-name="P109"><text:span text:style-name="T137">Sin embargo, a</text:span><text:span text:style-name="T57"> la única instancia a la cual le vamos a mandar mensajes de importar y exportar carga va a ser a la terminal gestionada.</text:span></text:p>
      <text:p text:style-name="P107">Las otras terminales podrían ser <text:span text:style-name="T2">test doubles (¿fake objects?)</text:span></text:p>
      <text:p text:style-name="P107"/>
      <text:p text:style-name="P108"><text:span text:style-name="T2">Opción 2:</text:span> Solo a la terminal gestionada le vamos a poder mandar mensajes de importar y exportar porque solamente esta <text:span text:style-name="T137">tiene dichas funcionalidades </text:span>(y las otras terminales no, porque, en teoría, no son capaces de cumplir esto).</text:p>
      <text:p text:style-name="P108">Esto lo lograríamos mediante una jerarquía de clases.</text:p>
      <text:p text:style-name="P108">Seguiríamos teniendo la clase TerminalPortuaria (clase concreta), pero también tendríamos la subclase TerminalGestionada, la cual modelaría nuestra terminal.</text:p>
      <text:p text:style-name="P110">Los CircuitosMaritimos <text:span text:style-name="T138">contendrían</text:span> una lista de TerminalPortuaria.</text:p>
      <text:p text:style-name="P121"><text:span text:style-name="T78">Solamente la interfaz de TerminalGestionada tendría operaciones como </text:span><text:span text:style-name="T135">importar</text:span><text:span text:style-name="T78"> o </text:span><text:span text:style-name="T135">exportar</text:span><text:span text:style-name="T78">, ya que se supone que las TerminalesPortuarias que no son la gestionada no tendrían que poder hacer esto.</text:span><text:span text:style-name="T1"><text:line-break/><text:line-break/>----</text:span></text:p>
      <text:p text:style-name="P94"/>
      <text:p text:style-name="P60">.<text:span text:style-name="T2">Las dos operaciones básicas que se pueden realizar en una </text:span><text:span text:style-name="T4">TerminalPortuaria</text:span><text:span text:style-name="T2"> (en particular, en la “gestionada”) son entonces exportación e importación</text:span>.</text:p>
      <text:p text:style-name="P88"/>
      <text:p text:style-name="P61">.<text:span text:style-name="T58">E</text:span>l origen de una operación de exportación será siempre la terminal gestionada. </text:p>
      <text:p text:style-name="P68">El destino de una operación de importación siempre será la terminal gestionada.</text:p>
      <text:p text:style-name="P68"/>
      <text:p text:style-name="P68">---</text:p>
      <text:p text:style-name="P68"/>
      <text:p text:style-name="P75">EXPORTACIÓN:</text:p>
      <text:p text:style-name="P93"><text:span text:style-name="T59"><text:line-break/></text:span><text:span text:style-name="T116">.En primer lugar, un shipper que desea exportar una carga desde la terminal </text:span><text:span text:style-name="T111">gestionada hacia otra terminal destino </text:span><text:span text:style-name="T119">primero </text:span><text:span text:style-name="T111">debe </text:span><text:span text:style-name="T119">elegir mediante cuál Viaje lo hará</text:span><text:span text:style-name="T111"> </text:span><text:span text:style-name="T117">(los Viajes posibles </text:span><text:span text:style-name="T118">que hayan sido publicados por las Navieras de la terminal</text:span><text:span text:style-name="T117">).</text:span></text:p>
      <text:p text:style-name="P69"><text:soft-page-break/>La TerminalGestionada le delega al Buscador la tarea de fijarse cuál es el Viaje más óptimo.</text:p>
      <text:p text:style-name="P69">Esta decisión va a depender de cuál es el parámetro de búsqueda que <text:span text:style-name="T139">tiene seteado el Buscador</text:span>.</text:p>
      <text:p text:style-name="P71">Esta operación podría llamarse elegirRuta() y ¿devolvería un Viaje?</text:p>
      <text:p text:style-name="P69"/>
      <text:p text:style-name="P62">.<text:span text:style-name="T66">Las operaciones de elegirRuta() y exportar() </text:span><text:span text:style-name="T140">serían</text:span><text:span text:style-name="T66"> diferentes.</text:span></text:p>
      <text:p text:style-name="P72">.La de elegirRuta es una operación que TerminalLogistica le delega a Buscador, que le delega a su dependencia de tipo ParametroBusqueda.</text:p>
      <text:p text:style-name="P96"/>
      <text:p text:style-name="P24"><text:span text:style-name="T141">.Ya con la ruta elegida (</text:span><text:span text:style-name="T148">o sea, </text:span><text:span text:style-name="T141">“</text:span><text:span text:style-name="T144">el trayecto del viaje que desea contratar</text:span><text:span text:style-name="T145">”</text:span><text:span text:style-name="T120">)</text:span><text:span text:style-name="T141">, el shipper va a hacer uso de la </text:span><text:span text:style-name="T6">operación de exportación</text:span><text:span text:style-name="T141">.</text:span><text:line-break/><text:span text:style-name="T120">Para esta, ya se van a conocer datos como</text:span><text:span text:style-name="T113"> la fecha de salida de la carga (desde la terminal gestionada) y la de llegada al puerto destino. </text:span></text:p>
      <text:p text:style-name="P63">También <text:span text:style-name="T141">se va a requerir que el shipper indique</text:span> los datos de la carga <text:span text:style-name="T146">(qué container es)</text:span>, el camión que la llevará a la terminal y el conductor del mismo. </text:p>
      <text:p text:style-name="P12">Acá nuestra idea es que el método tenga 2 partes/subtareas:</text:p>
      <text:p text:style-name="P12">1. El registro de la orden de exportación <text:span text:style-name="T147">(podría ser agendarExportacion() )</text:span></text:p>
      <text:p text:style-name="P13">2. <text:span text:style-name="T149">S</text:span><text:span text:style-name="T69">i </text:span><text:span text:style-name="T149">el camión designado trae la carga en el día y horario correspondiente</text:span><text:span text:style-name="T69"> </text:span><text:span text:style-name="T70">(se realiza una validación antes), </text:span><text:span text:style-name="T149">se </text:span><text:span text:style-name="T150">almacena efectivamente la carga a la espera de la llegada del buque.</text:span></text:p>
      <text:p text:style-name="P8"/>
      <text:p text:style-name="P73">Respecto a la subtarea 1:</text:p>
      <text:p text:style-name="P64"><text:span text:style-name="T2">La terminal registra esta orden de exportación</text:span> y asigna un turno al shipper indicando</text:p>
      <text:p text:style-name="P64">el día y hora en que el camión deberá llevar la carga al puerto. El día/hora es determinado a</text:p>
      <text:p text:style-name="P67"><text:span text:style-name="T90">criterio del personal de planificación de operaciones de la terminal </text:span><text:span text:style-name="T83">(¿o sea que podría no ser el mismo día en que comienza el viaje?) </text:span><text:span text:style-name="T84">(¿cómo se determina?)</text:span></text:p>
      <text:p text:style-name="P8"/>
      <text:p text:style-name="P74">Respecto de la subtarea 2:</text:p>
      <text:p text:style-name="P64">Cuando el camión llega con la carga a la terminal, ésta verifica que su turno no difiera en más de tres horas con respecto a la hora asignada. </text:p>
      <text:p text:style-name="P65">Además, se chequea que el camión y el chofer del mismo sean los previamente informados por el shipper. </text:p>
      <text:p text:style-name="P65">Se rechaza el ingreso del camión en caso de no cumplirse cualquiera de estas condiciones.</text:p>
      <text:p text:style-name="P64">Verificadas todas estas condiciones se registra la carga en el puerto, quedando almacenada allí a la espera de la llegada del buque y, por su parte, el camión se retira de la terminal.</text:p>
      <text:p text:style-name="P8"/>
      <text:p text:style-name="P64">---</text:p>
      <text:p text:style-name="P64"/>
      <text:p text:style-name="P75">IMPORTACIÓN:</text:p>
      <text:p text:style-name="P8"/>
      <text:p text:style-name="P64">.<text:span text:style-name="T151">Con la importación, la operación </text:span><text:span text:style-name="T168">funciona igual</text:span><text:span text:style-name="T151">, pero la carga llega </text:span><text:span text:style-name="T152">a la terminal</text:span><text:span text:style-name="T151"> de</text:span><text:span text:style-name="T169">sde</text:span><text:span text:style-name="T151"> un Buque y debe ser retirada </text:span><text:span text:style-name="T170">de ahí </text:span><text:span text:style-name="T151">por un Camion.</text:span></text:p>
      <text:p text:style-name="P64"/>
      <text:p text:style-name="P66">.<text:span text:style-name="T142">”En este caso, la terminal enviará un mail al consignee indicando la fecha y hora de llegada de su carga.” </text:span><text:span text:style-name="T156">Yo creo que, si bien lo dice de una forma que lo hace parecer un observer, simplemente se está refiriendo a que, después de </text:span><text:span text:style-name="T160">que el consignee mande importar() y se</text:span><text:span text:style-name="T156"> agend</text:span><text:span text:style-name="T160">e</text:span><text:span text:style-name="T156"> una importación, </text:span><text:span text:style-name="T157">se le envia al consignee un mensaje </text:span><text:span text:style-name="T158">con la fecha y hora </text:span><text:span text:style-name="T161">de llegada </text:span><text:span text:style-name="T165">de la carga </text:span><text:span text:style-name="T158">como argumentos </text:span><text:span text:style-name="T157">para </text:span><text:span text:style-name="T159">que </text:span><text:span text:style-name="T162">este </text:span><text:span text:style-name="T163">reserve</text:span><text:span text:style-name="T162"> uno de sus camiones y choferes </text:span><text:span text:style-name="T164">para ese día</text:span><text:span text:style-name="T162"> y </text:span><text:span text:style-name="T157">le informe a la terminal cuál será el camión y el chofer designados para retirar la carga.</text:span></text:p>
      <text:p text:style-name="P66"><text:span text:style-name="T157"/></text:p>
      <text:p text:style-name="P66"><text:soft-page-break/><text:span text:style-name="T154">*</text:span><text:span text:style-name="T155">al llegar el camión a la terminal </text:span><text:span text:style-name="T154">(el cual tiene que llegar dentro del márgen de 24 horas desde que llega la carga)</text:span><text:span text:style-name="T155">, </text:span><text:span text:style-name="T154">se</text:span><text:span text:style-name="T155"> chequea </text:span><text:span text:style-name="T154">que es el autorizado por el consignee, al igual que el chofer.</text:span></text:p>
      <text:p text:style-name="P66"><text:span text:style-name="T166">(si no pasa las validaciones, ¿tenemos que romper?)</text:span><text:span text:style-name="T157"><text:line-break/><text:line-break/></text:span><text:span text:style-name="T153">*Cuando los camiones se demoran en el arribo a la terminal para el retiro de su</text:span></text:p>
      <text:p text:style-name="P64"><text:span text:style-name="T153">carga, se les cobra un monto fijo adicional por día por servicio de “Almacenamiento</text:span></text:p>
      <text:p text:style-name="P64"><text:span text:style-name="T153">excedente” en la terminal</text:span></text:p>
      <text:p text:style-name="P8"/>
      <text:p text:style-name="P106"><text:span text:style-name="T171">Mati o Benja propuso: </text:span><text:span text:style-name="T68">¿observer </text:span><text:span text:style-name="T167">de los camiones con la carga (o </text:span><text:span text:style-name="T172">más bien </text:span><text:span text:style-name="T167">la terminal)</text:span><text:span text:style-name="T68"> </text:span><text:span text:style-name="T167">que les notifica que llegó la carga</text:span><text:span text:style-name="T68">?</text:span></text:p>
      <text:p text:style-name="P8"/>
      <text:p text:style-name="P64">---</text:p>
      <text:p text:style-name="P8"/>
      <text:p text:style-name="P23"><text:span text:style-name="T50">.</text:span><text:span text:style-name="T51">Servicio de </text:span><text:span text:style-name="T49">Buscador</text:span><text:span text:style-name="T51">:<text:line-break/><text:line-break/>.</text:span><text:span text:style-name="T97">Dependencia de TerminalGestionad</text:span><text:span text:style-name="T98">a.</text:span><text:span text:style-name="T94"><text:line-break/><text:line-break/></text:span><text:span text:style-name="T97">.</text:span><text:span text:style-name="T98">Tiene una dependencia</text:span><text:span text:style-name="T99"> de tipo ParametroBusqueda </text:span><text:span text:style-name="T98">a la que le delega la responsabilidad de buscar el viaje más óptimo. </text:span><text:span text:style-name="T96">(aparentemente, un patrón strategy)</text:span></text:p>
      <text:p text:style-name="P23"><text:span text:style-name="T95"/></text:p>
      <text:p text:style-name="P70">.Definiríamos la interfaz ParametroBusqueda (que tendría el mensaje mejorViaje<text:span text:style-name="T65">()</text:span>, el cual decide cuál es el viaje más óptimo).</text:p>
      <text:p text:style-name="P70">Definiríamos clases concretas que la implementan como PorPrecio, PorTiempo, PorCantidadTerminales, las cuales implementan los métodos de la interfaz ParametroBusqueda <text:span text:style-name="T65">de una forma particular.</text:span></text:p>
      <text:p text:style-name="P81"><text:span text:style-name="T91">X ej: PorTiempo implementa el mensaje mejorViaje() fijándose cuál es el mejor viaje en base a cuál tarda menos tiempo.</text:span></text:p>
      <text:p text:style-name="P82"/>
      <text:p text:style-name="P95"><text:span text:style-name="T111">La idea es que se le pueda setear al Buscador el strategy concreto que el usuario quiera en el momento que quiera.</text:span><text:line-break/><text:line-break/><text:span text:style-name="T111">.Búsquedas de rutas marítimas:</text:span></text:p>
      <text:p text:style-name="P82">La terminal deberá permitir realizar búsquedas de rutas marítimas que incluyan uno</text:p>
      <text:p text:style-name="P82">o todos los siguientes filtros:</text:p>
      <text:p text:style-name="P82">-Puerto destino</text:p>
      <text:p text:style-name="P82">-Fecha de salida (desde la terminal gestionada)</text:p>
      <text:p text:style-name="P82">-Fecha de llegada (a puerto destino)<text:line-break/>Las búsquedas deberán permitir combinaciones lógicas complejas de los filtros</text:p>
      <text:p text:style-name="P82">anteriores mendiant<text:span text:style-name="T184">e</text:span> operadores AND y OR. Por ejemplo:</text:p>
      <text:p text:style-name="P82">(PuertoDestino = Valparaíso OR PuertoDestino = PtoCentralChile) AND FechaLlegada &lt;</text:p>
      <text:p text:style-name="P82">01/12/2023.</text:p>
      <text:p text:style-name="P15">(COMPOSITE <text:span text:style-name="T188">PARA EL ARMADO DE LAS EXPRESIONES LÓGICAS</text:span>!)</text:p>
      <text:p text:style-name="P82"/>
      <text:p text:style-name="P117">*A mí forma de ver, <text:span text:style-name="T185">primero </text:span>el Buscador va a agarrar todos los viajes publicados por las Navieras en esa terminal y se va a fijar cuáles son los que cumplen los filtros dados <text:span text:style-name="T186">por el usuario</text:span>.</text:p>
      <text:p text:style-name="P117">Recién después de eso, ya teniendo el set de Viajes que cumplen, ahí sí le va a delegar a <text:span text:style-name="T187">su</text:span> dependencia de tipo ParametroBusqueda la tarea de devolver el viaje más óptimo teniendo en cuenta un criterio específico (como lo puede ser menor precio, menor tiempo, menor cant terminales, etc).</text:p>
      <text:p text:style-name="P7"><text:soft-page-break/></text:p>
      <text:p text:style-name="P2"><text:span text:style-name="T2"/></text:p>
      <text:p text:style-name="P26"><text:span text:style-name="T2">-</text:span><text:span text:style-name="T39">Naviera</text:span><text:line-break/>.Cuentan con un conjunto de <text:span text:style-name="T22">B</text:span>uque<text:span text:style-name="T22">s</text:span>.</text:p>
      <text:p text:style-name="P2"/>
      <text:p text:style-name="P3">.<text:span text:style-name="T18">Cubren un conjunto de CircuitosMaritimos</text:span></text:p>
      <text:p text:style-name="P3"/>
      <text:p text:style-name="P104">.<text:span text:style-name="T109">Las Navieras publican viajes </text:span><text:span text:style-name="T5">(funcionalidad)</text:span><text:span text:style-name="T110"> </text:span><text:span text:style-name="T109">en las terminales de origen de dicho viaje (¿entiendo que a nosotros solo nos va a importar implementar esto para la TerminalGestionada?)</text:span></text:p>
      <text:p text:style-name="P55">Las personas que quieran realizar envíos (shippers o consignees) van a fijarse en estos viajes publicados para realizar su envío en un determinado viaje.</text:p>
      <text:p text:style-name="P55">Solo les va a interesar los puertos origen y destino de su carga para ese Viaje.</text:p>
      <text:p text:style-name="P3"/>
      <text:p text:style-name="P4">-<text:span text:style-name="T41">CircuitoMaritimo</text:span><text:span text:style-name="T19"><text:line-break/>.Son una secuencia unidireccional y cerrada de Terminal</text:span><text:span text:style-name="T75">es</text:span><text:span text:style-name="T19">Portuaria</text:span><text:span text:style-name="T75">s</text:span><text:span text:style-name="T19"> (una lista porque necesitamos de orden).</text:span></text:p>
      <text:p text:style-name="P83">Unidireccional quiere decir que tiene una sola dirección. Una vez que se llega a la terminal final, la siguiente terminal es la inicial (no da la vuelta y atraviesa las terminales intermedias nuevamente) <text:span text:style-name="T20">(es un anillo).</text:span></text:p>
      <text:p text:style-name="P83"/>
      <text:p text:style-name="P103">.<text:span text:style-name="T108">¿La terminal de inicio de un cierto CircuitoMaritimo es siempre la terminal que contiene a dicho circuito/que lo tiene almacenado?</text:span></text:p>
      <text:p text:style-name="P4"/>
      <text:p text:style-name="P4">.<text:span text:style-name="T76">¿</text:span><text:span text:style-name="T77">Sería más que una lista de puertos una lista de Tramos?</text:span></text:p>
      <text:p text:style-name="P124"><text:span text:style-name="T77">D</text:span><text:span text:style-name="T78">e hecho, medio que el enunciado nos dice al final que son tramos.</text:span></text:p>
      <text:p text:style-name="P4"><text:span text:style-name="T77"/></text:p>
      <text:p text:style-name="P52"><text:span text:style-name="T61">C</text:span>omo se conoce el tiempo que lleva recorrer cada Tramo, se puede calcular el tiempo que llevar recorrer el CircuitoMaritimo en su totalidad.</text:p>
      <text:p text:style-name="P5"/>
      <text:p text:style-name="P5">-<text:span text:style-name="T42">Tramo</text:span></text:p>
      <text:p text:style-name="P39">.<text:span text:style-name="T21">Trayecto entre dos puertos consecutivos</text:span></text:p>
      <text:p text:style-name="P39"/>
      <text:p text:style-name="P40">.<text:span text:style-name="T23">Se conoce el </text:span><text:span text:style-name="T32">tiempo</text:span><text:span text:style-name="T23"> que lleva recorrerlos.</text:span></text:p>
      <text:p text:style-name="P85"/>
      <text:p text:style-name="P40">.<text:span text:style-name="T105">Ese tiempo que lleva recorrerlos cuesta un cierto precio.</text:span></text:p>
      <text:p text:style-name="P51">Si además la carga es reefer, habrá un cargo respecto a ese tiempo teniendo en cuenta el monto de kw/h.</text:p>
      <text:p text:style-name="P6"/>
      <text:p text:style-name="P6">-<text:span text:style-name="T43">Viaje</text:span></text:p>
      <text:p text:style-name="P44">.<text:span text:style-name="T106">Modela un </text:span>recorrido de un <text:span text:style-name="T106">CircuitoMaritimo</text:span> por parte de un buque determinado con una fecha de inicio de recorrido determinada. <text:span text:style-name="T107">(básicamente, es llevar a cabo un cierto CircuitoMaritimo)</text:span></text:p>
      <text:p text:style-name="P44"><text:span text:style-name="T106">El puerto de inicio es el puerto en el que existe el CircuitoMaritimo que se recorre en dicho Viaje.</text:span></text:p>
      <text:p text:style-name="P41"/>
      <text:p text:style-name="P42">.<text:span text:style-name="T27">Cuenta con una fecha de inicio.</text:span></text:p>
      <text:p text:style-name="P53">En base a lo que tardan los tramos intermedios <text:span text:style-name="T64">del CircuitoMaritimo</text:span>, se calcula la fecha de fin.</text:p>
      <text:p text:style-name="P42"/>
      <text:p text:style-name="P104">.<text:span text:style-name="T109">Las Navieras publican viajes </text:span><text:span text:style-name="T5">(funcionalidad)</text:span><text:span text:style-name="T110"> </text:span><text:span text:style-name="T109">en las terminales de origen de dicho viaje (¿entiendo que a nosotros solo nos va a importar implementar esto para la TerminalGestionada?)</text:span></text:p>
      <text:p text:style-name="P55">Las personas que quieran realizar envíos (shippers o consignees) van a fijarse en estos viajes publicados para realizar su envío en un determinado viaje.</text:p>
      <text:p text:style-name="P55"><text:soft-page-break/>Solo les va a interesar los puertos origen y destino de su carga para ese Viaje.</text:p>
      <text:p text:style-name="P43"/>
      <text:p text:style-name="P105">.<text:span text:style-name="T62">El costo del viaje no va a depender de </text:span><text:span text:style-name="T189">cuántos puertos visite </text:span><text:span text:style-name="T9">en su totalidad</text:span><text:span text:style-name="T189"> el Viaje elegido para llevar la carga, sino de la cantidad de puertos visitados hasta llegar a puerto destino, por más que después el Viaje visite más puertos.</text:span></text:p>
      <text:p text:style-name="P118">O sea, si el <text:span text:style-name="T189">Viaje</text:span> <text:span text:style-name="T63">es de 1 a 2, de 2 a 3, de 3 a 4 y de 4 a 5, pero vos vas de 1 a 3, el cálculo de costo te lo hace de 1 a 3, y no de 1 a 5 (porque no es tu culpa que el circuito esté armado así).</text:span></text:p>
      <text:p text:style-name="P16">Basicamente, el costo del viaje se da en base al trayecto del Viaje recorrido.</text:p>
      <text:p text:style-name="P19"/>
      <text:p text:style-name="P54"><text:span text:style-name="T100">.</text:span><text:span text:style-name="T101">Cuando se busca enviar una carga, el</text:span><text:span text:style-name="T60"> puerto de inicio </text:span><text:span text:style-name="T190">del Viaje</text:span><text:span text:style-name="T60"> no tiene por qué </text:span><text:span text:style-name="T190">coincidir con la terminal sobre la que estamos parados</text:span><text:span text:style-name="T102">. </text:span></text:p>
      <text:p text:style-name="P49"><text:span text:style-name="T190">Nuestra terminal simplementiene tiene que ser UNA de las terminales visitadas en ese viaje, más allá de si es inicial o intermedia.</text:span></text:p>
      <text:p text:style-name="P50"><text:span text:style-name="T102">Lo mismo con el puerto de destino </text:span><text:span text:style-name="T191">del envío de la carga</text:span><text:span text:style-name="T102"> (no tiene por qué ser el puerto de destino del viaje como tal).</text:span></text:p>
      <text:p text:style-name="P50"><text:span text:style-name="T102">*Ejemplo: Yo quiero enviar una carga de 2 a 4, y lo hago a través de un viaje de 1 a 5.</text:span></text:p>
      <text:p text:style-name="P50"><text:span text:style-name="T60"><text:s/>El Buscador se </text:span><text:span text:style-name="T102">tendría que fijar </text:span><text:span text:style-name="T60">que coincida</text:span><text:span text:style-name="T102">n</text:span><text:span text:style-name="T60"> </text:span><text:span text:style-name="T102">tanto el puerto de origen como el de destino que le pedimos con 2 de los puertos de un cierto Viaje </text:span><text:span text:style-name="T103">(pero que no tienen por qué ser su inicio o destino).</text:span></text:p>
      <text:p text:style-name="P17"/>
      <text:p text:style-name="P18"/>
      <text:p text:style-name="P27">-<text:span text:style-name="T44">Container </text:span><text:span text:style-name="T45">(la carga)</text:span><text:span text:style-name="T3"><text:line-break/></text:span><text:span text:style-name="T14">.</text:span><text:span text:style-name="T29">Entendemos como “carga” a un container. Es decir, no interesa saber qué contiene dentro; el container es la carga.</text:span><text:span text:style-name="T14"><text:line-break/></text:span></text:p>
      <text:p text:style-name="P45">.<text:span text:style-name="T28">S</text:span>e conoce<text:span text:style-name="T128">n</text:span> sus dimensiones (<text:span text:style-name="T127">ancho</text:span>, <text:span text:style-name="T127">largo</text:span> y <text:span text:style-name="T127">altura</text:span>) y su <text:span text:style-name="T127">peso total</text:span></text:p>
      <text:p text:style-name="P45"/>
      <text:p text:style-name="P119">.<text:span text:style-name="T30">Hay 3 tipos de containers (¿subclases?):</text:span></text:p>
      <text:p text:style-name="P45"/>
      <text:p text:style-name="P46">.<text:span text:style-name="T52">Dry (seco)</text:span>: <text:span text:style-name="T30">Sin características particulares.</text:span></text:p>
      <text:p text:style-name="P46"/>
      <text:p text:style-name="P46">.<text:span text:style-name="T53">Tanque</text:span><text:span text:style-name="T31">: especiales diseñados para transportar líquidos y </text:span>gases <text:span text:style-name="T129">(¿igualmente creo que no tienen nada particular como los anteriores?)</text:span></text:p>
      <text:p text:style-name="P46"/>
      <text:p text:style-name="P47">.<text:span text:style-name="T52">Reefer (refrigerado)</text:span>: <text:line-break/>.<text:span text:style-name="T130">Tienen que estar conectados permanentemente a electricidad durante el Viaje </text:span><text:span text:style-name="T131">(tanto en el trayecto como en los puertos)</text:span><text:span text:style-name="T130">.</text:span></text:p>
      <text:p text:style-name="P47"/>
      <text:p text:style-name="P47">.De cada reefer se conoce su <text:span text:style-name="T127">consumo (kw/hora)</text:span>.</text:p>
      <text:p text:style-name="P47"/>
      <text:p text:style-name="P120"><text:span text:style-name="T78">.Por tanto, </text:span><text:span text:style-name="T79">como l</text:span><text:span text:style-name="T80">a</text:span><text:span text:style-name="T81">s</text:span><text:span text:style-name="T80"> terminal</text:span><text:span text:style-name="T81">es</text:span><text:span text:style-name="T80"> define</text:span><text:span text:style-name="T81">n</text:span><text:span text:style-name="T80"> un precio fijo por cada kilowatt consumido,</text:span><text:span text:style-name="T78"> al precio del transporte de </text:span><text:span text:style-name="T79">un reefer</text:span><text:span text:style-name="T78"> se le tiene que sumar: </text:span><text:span text:style-name="T10">( </text:span><text:span text:style-name="T11">horas </text:span><text:span text:style-name="T12">en terminal x</text:span><text:span text:style-name="T11"> * (kw/hora) </text:span><text:span text:style-name="T10">) * tarifa for kilowatt consumido </text:span><text:span text:style-name="T12">de esa terminal x</text:span><text:span text:style-name="T82">. </text:span><text:span text:style-name="T81">(esto para cada una de las terminales en las que para, entiendo)</text:span><text:span text:style-name="T112"><text:line-break/></text:span><text:span text:style-name="T100"><text:line-break/></text:span></text:p>
      <text:p text:style-name="P28"><text:span text:style-name="T1">-</text:span><text:span text:style-name="T40">Buque</text:span></text:p>
      <text:p text:style-name="P87"><text:span text:style-name="T111">.Cada buque está preparado para transportar cualquier tipo de container. </text:span></text:p>
      <text:p text:style-name="P87"><text:span text:style-name="T111"/></text:p>
      <text:p text:style-name="P11">FASES DEL BUQUE (State <text:span text:style-name="T180">seguro</text:span>):</text:p>
      <text:p text:style-name="P37"/>
      <text:p text:style-name="P77">1. <text:span text:style-name="T133">Outbound</text:span> <text:span text:style-name="T175">(lejos de destino) </text:span><text:span text:style-name="T183">(cuando entra en este estado, se envia por mail la factura de los servicios a quien deba afrontar los gastos) (</text:span><text:span text:style-name="T89">¿eso es un observer?</text:span><text:span text:style-name="T183">)</text:span></text:p>
      <text:p text:style-name="P77">2. <text:span text:style-name="T133">Inbound</text:span>: <text:span text:style-name="T175">a menos de 50km de destino. </text:span>Se da aviso a <text:span text:style-name="T176">la terminal, que avisa a</text:span> los consignees <text:span text:style-name="T179">de la carga</text:span> esperando (<text:span text:style-name="T2">observer </text:span><text:span text:style-name="T8">seguro</text:span>)</text:p>
      <text:p text:style-name="P77">3. <text:span text:style-name="T133">Arrived</text:span>: <text:span text:style-name="T177">llegó a la terminal (cuando las coordenadas de buque y terminal coinciden)</text:span></text:p>
      <text:p text:style-name="P77">4. <text:span text:style-name="T133">Working</text:span>: <text:span text:style-name="T178">espera mientras se dan trabajos de carga y descarga. Sale de esta fase cuando le da el aviso la terminal.</text:span></text:p>
      <text:p text:style-name="P87"><text:span text:style-name="T122">5. </text:span><text:span text:style-name="T136">Departing</text:span><text:span text:style-name="T121">: </text:span><text:span text:style-name="T123">Post aviso de la terminal. </text:span><text:span text:style-name="T124">Cuando esté a más de un kilómetro de la terminal, pasa a estar en outbound y da aviso a la terminal, que avisa a los shippers de la carga (</text:span><text:span text:style-name="T17">otro observer seguro</text:span><text:span text:style-name="T124">)</text:span><text:line-break/><text:line-break/><text:span text:style-name="T111">.Preaviso, carga y descarga de un buque: Cuando un buque se acerca a la terminal da el preaviso correspondiente unas horas antes para que la terminal se prepare para el arribo.</text:span></text:p>
      <text:p text:style-name="P113">¿Da aviso al estar a menos de 50km o al estar “a unas horas”? :/</text:p>
      <text:p text:style-name="P98"/>
      <text:p text:style-name="P112">(en base a la hora final del Viaje, “unas horas antes de esa hora”, el buque da el preaviso).</text:p>
      <text:p text:style-name="P114">(Matías dice de fijarse en base a la distancia para enviar el preaviso) <text:span text:style-name="T181">(me hace más sentido esta)</text:span> (hay que preguntar)</text:p>
      <text:p text:style-name="P98"/>
      <text:p text:style-name="P36">----</text:p>
      <text:p text:style-name="P36"/>
      <text:p text:style-name="P78">*<text:span text:style-name="T182">El Buque tiene</text:span> un servicio de GPS en el que informa su posición geográfica cada un minuto.</text:p>
      <text:p text:style-name="P79">La terminal también tiene coordenadas geográficas.</text:p>
      <text:p text:style-name="P99"/>
      <text:p text:style-name="P115">*<text:span text:style-name="T73">Podríamos modelar las coordenadas geográficas como puntos cartesianos que son pares latitud y longitud (modelados con 2 doubles).</text:span></text:p>
      <text:p text:style-name="P115"/>
      <text:p text:style-name="P116">Las terminales también tendrían como un atributo fijo su coordenada geográfica.</text:p>
      <text:p text:style-name="P100"/>
      <text:p text:style-name="P101"><text:span text:style-name="T78">En base a estas coordenadas geográficas y usando la fórmula de la distancia, podríamos calcular la distancia entre el buque y terminales. </text:span><text:span text:style-name="T87">Esto nos serviría para dar los preavisos.</text:span></text:p>
      <text:p text:style-name="P101"><text:span text:style-name="T87"/></text:p>
      <text:p text:style-name="P101"><text:span text:style-name="T88">(buena idea. Igualmente hay que preguntarla).</text:span><text:span text:style-name="T121"><text:line-break/><text:line-break/>---</text:span></text:p>
      <text:p text:style-name="P101"><text:span text:style-name="T121"/></text:p>
      <text:p text:style-name="P102"><text:span text:style-name="T121">F</text:span><text:span text:style-name="T111">ACTURACIÓN DE VIAJES Y SERVICIOS</text:span></text:p>
      <text:p text:style-name="P10"/>
      <text:p text:style-name="P122">.Facturación de viaje y servicios: Cuando el buque pasa a estado “outbound” por haberse retirado de la terminal, se envía la factura vía mail con el desglose de servicios aplicados, fecha y monto de cada uno (a partir de la que se desprende el monto total facturado) a quien deba afrontar los costos de los mismos. Este responsable del pago será el shipper para la fase de exportación y el consignee para la fase de importación.</text:p>
      <text:p text:style-name="P122"/>
      <text:p text:style-name="P10"><text:soft-page-break/><text:span text:style-name="T143">.Además de la facturación de servicios, al consignee se le debe agregar la facturación del viaje en sí mismo, que consta de la sumatoria del precio de todos los tramos realizados por el buque para la entrega de la carga correspondiente.</text:span><text:span text:style-name="T67"><text:line-break/></text:span><text:line-break/>---</text:p>
      <text:p text:style-name="P10"/>
      <text:p text:style-name="P32"><text:span text:style-name="T71">-</text:span><text:span text:style-name="T72">Servicio</text:span></text:p>
      <text:p text:style-name="P9"><text:line-break/><text:span text:style-name="T90">.Un container pueden recibir varios servicios, </text:span><text:span text:style-name="T7">en general contratados explícitamente a</text:span></text:p>
      <text:p text:style-name="P33"><text:span text:style-name="T2">la terminal</text:span> y registrados en la orden de exportación o importación, mientras se encuentra</text:p>
      <text:p text:style-name="P34">dentro de la misma; <text:span text:style-name="T85">(o sea, son para una terminal específica. En una terminal puede tener unos y en otra terminal puede tener otros, supongo).</text:span></text:p>
      <text:p text:style-name="P35">todos ellos irán a costo del shipper o consignee (según la carga esté allí para una exportación o importación, respectivamente).</text:p>
      <text:p text:style-name="P111"><text:span text:style-name="T171">(si no entiendo mal, cuando se exporta la carga, si se contratan servicios para la terminal de exportacion, esos se cargan al shipper.</text:span></text:p>
      <text:p text:style-name="P35"><text:span text:style-name="T86">Cuando la carga llega a destino y el consignee la está importando, si se contrataron servicios para esa terminal de importación, esos se cargan al consignee).</text:span><text:span text:style-name="T104"><text:line-break/><text:line-break/></text:span><text:span text:style-name="T171">Servicios:</text:span></text:p>
      <text:p text:style-name="P97"/>
      <text:p text:style-name="P76">.<text:span text:style-name="T173">Lavado (¿</text:span>es obligatorio?<text:span text:style-name="T173">)</text:span></text:p>
      <text:p text:style-name="P76">.Electricidad <text:span text:style-name="T173">(</text:span>es obligatorio <text:span text:style-name="T173">si es refeer)</text:span></text:p>
      <text:p text:style-name="P76">.<text:span text:style-name="T173">Pesado (es obligatorio que los pesen)</text:span></text:p>
      <text:p text:style-name="P76">.<text:span text:style-name="T174">Almacenamiento excedente (por cada día excedido de tiempo, se cobra un monto)</text:span></text:p>
      <text:p text:style-name="P76"/>
      <text:p text:style-name="P14">*”<text:span text:style-name="T142">Podrían incorporarse otros nuevos”</text:span></text:p>
      <text:p text:style-name="P98"/>
      <text:p text:style-name="P4"/>
      <text:p text:style-name="P4"/>
      <text:p text:style-name="P30">-<text:span text:style-name="T46">EmpresaTransportista</text:span></text:p>
      <text:p text:style-name="P48">.<text:span text:style-name="T34">Tienen una flota de Camiones y tienen Choferes.</text:span></text:p>
      <text:p text:style-name="P48"/>
      <text:p text:style-name="P48">.<text:span text:style-name="T35">Retiran Containers de la TerminalPortuaria con Camiones </text:span><text:span text:style-name="T132">(importación) o los llevan a la terminal para que sean transportados (exportación)</text:span><text:span text:style-name="T35">.</text:span></text:p>
      <text:p text:style-name="P86"/>
      <text:p text:style-name="P48">-<text:span text:style-name="T37">Tanto las EmpresasTransportistas como sus Camiones como sus Choferes están registrados en la TerminalesPortuarias en las que operan.</text:span></text:p>
      <text:p text:style-name="P56">No se permite el ingreso de Camiones o Choferes no autorizados previamente (se debe validar que lo estén antes de que entren).</text:p>
      <text:p text:style-name="P1"/>
      <text:p text:style-name="P1">-<text:span text:style-name="T40">Camion</text:span></text:p>
      <text:p text:style-name="P57">.<text:span text:style-name="T36">Los camiones pueden transportar cualquier tipo de container.</text:span></text:p>
      <text:p text:style-name="P1"/>
      <text:p text:style-name="P1">-<text:span text:style-name="T48">Shipper y Consignee</text:span></text:p>
      <text:p text:style-name="P57">.<text:span text:style-name="T54">El Shipper modela al exportador </text:span><text:span text:style-name="T55">(persona que envia la carga)</text:span><text:span text:style-name="T54"> y el Consignee al importador </text:span><text:span text:style-name="T55">(persona que recibe la carga y se lo considera dueño de la mism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12" meta:paragraph-count="154" meta:word-count="2842" meta:character-count="16963" meta:non-whitespace-character-count="14248"/>
  </office:meta>
</office:document-meta>
</file>